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opacity="0%" draw:textarea-horizontal-align="justify" draw:textarea-vertical-align="middle" draw:auto-grow-height="false" fo:min-height="1.337cm" fo:min-width="27.44cm"/>
      <style:paragraph-properties style:writing-mode="lr-tb"/>
    </style:style>
    <style:style style:name="gr2" style:family="graphic" style:parent-style-name="standard">
      <style:graphic-properties svg:stroke-color="#111111" draw:fill-color="#333333"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svg:stroke-color="#111111" draw:fill-color="#800080" draw:textarea-horizontal-align="justify" draw:textarea-vertical-align="middle" draw:auto-grow-height="false" fo:min-height="0.385cm" fo:min-width="2.675cm"/>
      <style:paragraph-properties style:writing-mode="lr-tb"/>
    </style:style>
    <style:style style:name="gr4" style:family="graphic" style:parent-style-name="standard">
      <style:graphic-properties svg:stroke-color="#111111" draw:fill-color="#ff0000" draw:textarea-horizontal-align="justify" draw:textarea-vertical-align="middle" draw:auto-grow-height="false" fo:min-height="0.385cm" fo:min-width="2.675cm"/>
      <style:paragraph-properties style:writing-mode="lr-tb"/>
    </style:style>
    <style:style style:name="gr5" style:family="graphic" style:parent-style-name="standard">
      <style:graphic-properties svg:stroke-color="#111111" draw:fill-color="#bbe33d" draw:textarea-horizontal-align="justify" draw:textarea-vertical-align="middle" draw:auto-grow-height="false" fo:min-height="0.385cm" fo:min-width="2.675cm"/>
      <style:paragraph-properties style:writing-mode="lr-tb"/>
    </style:style>
    <style:style style:name="gr6" style:family="graphic" style:parent-style-name="standard">
      <style:graphic-properties svg:stroke-color="#111111" draw:fill-color="#00a933" draw:textarea-horizontal-align="justify" draw:textarea-vertical-align="middle" draw:auto-grow-height="false" fo:min-height="0.385cm" fo:min-width="2.675cm"/>
      <style:paragraph-properties style:writing-mode="lr-tb"/>
    </style:style>
    <style:style style:name="gr7" style:family="graphic" style:parent-style-name="standard">
      <style:graphic-properties svg:stroke-color="#111111" draw:fill-color="#2a6099" draw:textarea-horizontal-align="justify" draw:textarea-vertical-align="middle" draw:auto-grow-height="false" fo:min-height="0.385cm" fo:min-width="2.675cm"/>
      <style:paragraph-properties style:writing-mode="lr-tb"/>
    </style:style>
    <style:style style:name="gr8" style:family="graphic" style:parent-style-name="standard">
      <style:graphic-properties svg:stroke-color="#111111" draw:fill-color="#999999" draw:textarea-horizontal-align="justify" draw:textarea-vertical-align="middle" draw:auto-grow-height="false" fo:min-height="0.385cm" fo:min-width="2.675cm"/>
      <style:paragraph-properties style:writing-mode="lr-tb"/>
    </style:style>
    <style:style style:name="gr9" style:family="graphic" style:parent-style-name="standard">
      <style:graphic-properties svg:stroke-color="#111111" draw:fill-color="#ff8000" draw:textarea-horizontal-align="justify" draw:textarea-vertical-align="middle" draw:auto-grow-height="false" fo:min-height="0.385cm" fo:min-width="2.675cm"/>
      <style:paragraph-properties style:writing-mode="lr-tb"/>
    </style:style>
    <style:style style:name="gr10" style:family="graphic" style:parent-style-name="standard">
      <style:graphic-properties svg:stroke-color="#111111" draw:fill-color="#ffbf00" draw:textarea-horizontal-align="justify" draw:textarea-vertical-align="middle" draw:auto-grow-height="false" fo:min-height="0.385cm" fo:min-width="2.67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solid" svg:stroke-color="#333333" draw:stroke-linejoin="round" draw:fill-color="#a1467e" draw:textarea-horizontal-align="justify" draw:textarea-vertical-align="middle" draw:auto-grow-height="false" fo:min-height="0.703cm" fo:min-width="2.04cm"/>
      <style:paragraph-properties style:writing-mode="lr-tb"/>
    </style:style>
    <style:style style:name="gr13" style:family="graphic" style:parent-style-name="standard">
      <style:graphic-properties draw:stroke="solid" svg:stroke-color="#333333" draw:stroke-linejoin="round" draw:fill-color="#ffd428" draw:textarea-horizontal-align="justify" draw:textarea-vertical-align="middle" draw:auto-grow-height="false" fo:min-height="0.703cm" fo:min-width="0.135cm"/>
      <style:paragraph-properties style:writing-mode="lr-tb"/>
    </style:style>
    <style:style style:name="gr14" style:family="graphic" style:parent-style-name="standard">
      <style:graphic-properties draw:stroke="solid" svg:stroke-color="#333333" draw:stroke-linejoin="round" draw:fill-color="#729fcf" draw:textarea-horizontal-align="justify" draw:textarea-vertical-align="middle" draw:auto-grow-height="false" fo:min-height="0.703cm" fo:min-width="2.04cm"/>
      <style:paragraph-properties style:writing-mode="lr-tb"/>
    </style:style>
    <style:style style:name="gr15" style:family="graphic" style:parent-style-name="standard">
      <style:graphic-properties draw:stroke="solid" svg:stroke-color="#333333" draw:stroke-linejoin="round" draw:fill-color="#ff0000" draw:textarea-horizontal-align="justify" draw:textarea-vertical-align="middle" draw:auto-grow-height="false" fo:min-height="0.703cm" fo:min-width="0.135cm"/>
      <style:paragraph-properties style:writing-mode="lr-tb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425cm" fo:min-width="0.175cm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solid" svg:stroke-color="#333333" draw:stroke-linejoin="round" draw:fill-color="#bbe33d" draw:textarea-horizontal-align="justify" draw:textarea-vertical-align="middle" draw:auto-grow-height="false" fo:min-height="0.703cm" fo:min-width="0.135cm"/>
      <style:paragraph-properties style:writing-mode="lr-tb"/>
    </style:style>
    <style:style style:name="gr19" style:family="graphic" style:parent-style-name="standard">
      <style:graphic-properties draw:stroke="solid" svg:stroke-color="#333333" draw:stroke-linejoin="round" draw:fill-color="#ffffff" draw:textarea-horizontal-align="justify" draw:textarea-vertical-align="middle" draw:auto-grow-height="false" fo:min-height="0.703cm" fo:min-width="0.135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solid" svg:stroke-color="#333333" draw:stroke-linejoin="round" draw:fill-color="#729fcf" draw:textarea-horizontal-align="justify" draw:textarea-vertical-align="middle" draw:auto-grow-height="false" fo:min-height="0.703cm" fo:min-width="10.93cm"/>
      <style:paragraph-properties style:writing-mode="lr-tb"/>
    </style:style>
    <style:style style:name="gr22" style:family="graphic" style:parent-style-name="objectwithoutfill">
      <style:graphic-properties draw:marker-end="Arrowheads_20_2" draw:marker-end-width="0.3cm" draw:fill="none" draw:textarea-vertical-align="middle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objectwithoutfill">
      <style:graphic-properties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objectwithoutfill">
      <style:graphic-properties draw:marker-end="Arrowheads_20_10" draw:marker-end-width="0.3cm" draw:fill="none" draw:textarea-vertical-align="middle"/>
    </style:style>
    <style:style style:name="gr30" style:family="graphic" style:parent-style-name="objectwithoutfill">
      <style:graphic-properties draw:marker-end="Arrowheads_20_11" draw:marker-end-width="0.3cm" draw:fill="none" draw:textarea-vertical-align="middle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draw:marker-end="Arrowheads_20_15" draw:marker-end-width="0.3cm" draw:fill="none" draw:textarea-vertical-align="middle"/>
    </style:style>
    <style:style style:name="gr33" style:family="graphic" style:parent-style-name="objectwithoutfill">
      <style:graphic-properties draw:marker-end="Arrowheads_20_16" draw:marker-end-width="0.3cm" draw:fill="none" draw:textarea-vertical-align="middle"/>
    </style:style>
    <style:style style:name="gr34" style:family="graphic" style:parent-style-name="standard">
      <style:graphic-properties draw:textarea-vertical-align="middle" draw:auto-grow-height="false" fo:min-height="0.051cm" fo:min-width="0cm" fo:wrap-option="wrap"/>
    </style:style>
    <style:style style:name="gr35" style:family="graphic" style:parent-style-name="standard">
      <style:graphic-properties draw:stroke="solid" svg:stroke-color="#333333" draw:stroke-linejoin="round" draw:fill-color="#b85c00" draw:textarea-horizontal-align="justify" draw:textarea-vertical-align="middle" draw:auto-grow-height="false" fo:min-height="0.703cm" fo:min-width="6.485cm"/>
      <style:paragraph-properties style:writing-mode="lr-tb"/>
    </style:style>
    <style:style style:name="gr36" style:family="graphic" style:parent-style-name="standard">
      <style:graphic-properties draw:stroke="solid" svg:stroke-color="#333333" draw:stroke-linejoin="round" draw:fill-color="#800080" draw:textarea-horizontal-align="justify" draw:textarea-vertical-align="middle" draw:auto-grow-height="false" fo:min-height="0.703cm" fo:min-width="0.135cm"/>
      <style:paragraph-properties style:writing-mode="lr-tb"/>
    </style:style>
    <style:style style:name="gr37" style:family="graphic" style:parent-style-name="standard">
      <style:graphic-properties draw:stroke="solid" svg:stroke-color="#333333" draw:stroke-linejoin="round" draw:fill-color="#b85c00" draw:textarea-horizontal-align="justify" draw:textarea-vertical-align="middle" draw:auto-grow-height="false" fo:min-height="0.703cm" fo:min-width="2.04cm"/>
      <style:paragraph-properties style:writing-mode="lr-tb"/>
    </style:style>
    <style:style style:name="gr38" style:family="graphic" style:parent-style-name="standard">
      <style:graphic-properties draw:stroke="solid" svg:stroke-color="#333333" draw:stroke-linejoin="round" draw:fill-color="#00a933" draw:textarea-horizontal-align="justify" draw:textarea-vertical-align="middle" draw:auto-grow-height="false" fo:min-height="0.703cm" fo:min-width="0.135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40" style:family="graphic" style:parent-style-name="objectwithoutfill">
      <style:graphic-properties draw:marker-end="Arrowheads_20_1" draw:marker-end-width="0.3cm" draw:fill="none" draw:textarea-vertical-align="middle"/>
    </style:style>
    <style:style style:name="gr41" style:family="graphic" style:parent-style-name="objectwithoutfill">
      <style:graphic-properties draw:marker-end="Arrowheads_20_17" draw:marker-end-width="0.3cm" draw:fill="none" draw:textarea-vertical-align="middle"/>
    </style:style>
    <style:style style:name="gr42" style:family="graphic" style:parent-style-name="objectwithoutfill">
      <style:graphic-properties draw:marker-end="Arrowheads_20_18" draw:marker-end-width="0.3cm" draw:fill="none" draw:textarea-vertical-align="middle"/>
    </style:style>
    <style:style style:name="gr43" style:family="graphic" style:parent-style-name="standard">
      <style:graphic-properties draw:stroke="solid" svg:stroke-color="#333333" draw:stroke-linejoin="round" draw:fill-color="#ffbf00" draw:textarea-horizontal-align="justify" draw:textarea-vertical-align="middle" draw:auto-grow-height="false" fo:min-height="0.703cm" fo:min-width="0.135cm"/>
      <style:paragraph-properties style:writing-mode="lr-tb"/>
    </style:style>
    <style:style style:name="gr44" style:family="graphic" style:parent-style-name="objectwithoutfill">
      <style:graphic-properties draw:marker-end="Arrowheads_20_19" draw:marker-end-width="0.3cm" draw:fill="none" draw:textarea-vertical-align="middle"/>
    </style:style>
    <style:style style:name="gr45" style:family="graphic" style:parent-style-name="objectwithoutfill">
      <style:graphic-properties draw:marker-end="Arrowheads_20_20" draw:marker-end-width="0.3cm" draw:fill="none" draw:textarea-vertical-align="middle"/>
    </style:style>
    <style:style style:name="gr46" style:family="graphic" style:parent-style-name="objectwithoutfill">
      <style:graphic-properties draw:marker-end="Arrowheads_20_21" draw:marker-end-width="0.3cm" draw:fill="none" draw:textarea-vertical-align="middle"/>
    </style:style>
    <style:style style:name="gr47" style:family="graphic" style:parent-style-name="objectwithoutfill">
      <style:graphic-properties draw:marker-end="Arrowheads_20_22" draw:marker-end-width="0.3cm" draw:fill="none" draw:textarea-vertical-align="middle"/>
    </style:style>
    <style:style style:name="gr48" style:family="graphic" style:parent-style-name="standard">
      <style:graphic-properties svg:stroke-color="#111111" draw:fill-color="#333333" draw:textarea-horizontal-align="justify" draw:textarea-vertical-align="middle" draw:auto-grow-height="false" fo:min-height="0.385cm" fo:min-width="7.12cm"/>
      <style:paragraph-properties style:writing-mode="lr-tb"/>
    </style:style>
    <style:style style:name="gr49" style:family="graphic" style:parent-style-name="standard">
      <style:graphic-properties draw:stroke="solid" svg:stroke-color="#333333" draw:stroke-linejoin="round" draw:fill-color="#158466" draw:textarea-horizontal-align="justify" draw:textarea-vertical-align="middle" draw:auto-grow-height="false" fo:min-height="0.703cm" fo:min-width="2.04cm"/>
      <style:paragraph-properties style:writing-mode="lr-tb"/>
    </style:style>
    <style:style style:name="gr50" style:family="graphic" style:parent-style-name="standard">
      <style:graphic-properties draw:stroke="solid" svg:stroke-color="#333333" draw:stroke-linejoin="round" draw:fill-color="#158466" draw:textarea-horizontal-align="justify" draw:textarea-vertical-align="middle" draw:auto-grow-height="false" fo:min-height="0.703cm" fo:min-width="6.803cm"/>
      <style:paragraph-properties style:writing-mode="lr-tb"/>
    </style:style>
    <style:style style:name="gr51" style:family="graphic" style:parent-style-name="standard">
      <style:graphic-properties draw:stroke="solid" svg:stroke-color="#333333" draw:stroke-linejoin="round" draw:fill-color="#ff8000" draw:textarea-horizontal-align="justify" draw:textarea-vertical-align="middle" draw:auto-grow-height="false" fo:min-height="0.703cm" fo:min-width="0.135cm"/>
      <style:paragraph-properties style:writing-mode="lr-tb"/>
    </style:style>
    <style:style style:name="gr52" style:family="graphic" style:parent-style-name="standard">
      <style:graphic-properties draw:stroke="solid" svg:stroke-color="#333333" draw:stroke-linejoin="round" draw:fill-color="#55308d" draw:textarea-horizontal-align="justify" draw:textarea-vertical-align="middle" draw:auto-grow-height="false" fo:min-height="0.703cm" fo:min-width="0.135cm"/>
      <style:paragraph-properties style:writing-mode="lr-tb"/>
    </style:style>
    <style:style style:name="gr53" style:family="graphic" style:parent-style-name="objectwithoutfill">
      <style:graphic-properties draw:marker-end="Arrowheads_20_23" draw:marker-end-width="0.3cm" draw:fill="none" draw:textarea-vertical-align="middle"/>
    </style:style>
    <style:style style:name="gr54" style:family="graphic" style:parent-style-name="objectwithoutfill">
      <style:graphic-properties draw:marker-end="Arrowheads_20_24" draw:marker-end-width="0.3cm" draw:fill="none" draw:textarea-vertical-align="middle"/>
    </style:style>
    <style:style style:name="gr55" style:family="graphic" style:parent-style-name="objectwithoutfill">
      <style:graphic-properties draw:marker-end="Arrowheads_20_25" draw:marker-end-width="0.3cm" draw:fill="none" draw:textarea-vertical-align="middle"/>
    </style:style>
    <style:style style:name="gr56" style:family="graphic" style:parent-style-name="objectwithoutfill">
      <style:graphic-properties draw:marker-end="Arrowheads_20_26" draw:marker-end-width="0.3cm" draw:fill="none" draw:textarea-vertical-align="middle"/>
    </style:style>
    <style:style style:name="gr5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59" style:family="graphic" style:parent-style-name="objectwithoutfill">
      <style:graphic-properties draw:marker-end="Arrowheads_20_28" draw:marker-end-width="0.3cm" draw:fill="none" draw:textarea-vertical-align="middle"/>
    </style:style>
    <style:style style:name="gr60" style:family="graphic" style:parent-style-name="objectwithoutfill">
      <style:graphic-properties draw:marker-end="Arrowheads_20_29" draw:marker-end-width="0.3cm" draw:fill="none" draw:textarea-vertical-align="middle"/>
    </style:style>
    <style:style style:name="gr61" style:family="graphic" style:parent-style-name="objectwithoutfill">
      <style:graphic-properties draw:marker-end="Arrowheads_20_30" draw:marker-end-width="0.3cm" draw:fill="none" draw:textarea-vertical-align="middle"/>
    </style:style>
    <style:style style:name="gr62" style:family="graphic" style:parent-style-name="objectwithoutfill">
      <style:graphic-properties draw:marker-end="Arrowheads_20_31" draw:marker-end-width="0.3cm" draw:fill="none" draw:textarea-vertical-align="middle"/>
    </style:style>
    <style:style style:name="gr63" style:family="graphic" style:parent-style-name="objectwithoutfill">
      <style:graphic-properties draw:marker-end="Arrowheads_20_32" draw:marker-end-width="0.3cm" draw:fill="none" draw:textarea-vertical-align="middle"/>
    </style:style>
    <style:style style:name="gr64" style:family="graphic" style:parent-style-name="standard">
      <style:graphic-properties draw:stroke="solid" svg:stroke-color="#333333" draw:stroke-linejoin="round" draw:fill-color="#800080" draw:textarea-horizontal-align="justify" draw:textarea-vertical-align="middle" draw:auto-grow-height="false" fo:min-height="0.703cm" fo:min-width="0.77cm"/>
      <style:paragraph-properties style:writing-mode="lr-tb"/>
    </style:style>
    <style:style style:name="gr65" style:family="graphic" style:parent-style-name="standard">
      <style:graphic-properties draw:stroke="solid" svg:stroke-color="#333333" draw:stroke-linejoin="round" draw:fill-color="#158466" draw:textarea-horizontal-align="justify" draw:textarea-vertical-align="middle" draw:auto-grow-height="false" fo:min-height="0.703cm" fo:min-width="0.77cm"/>
      <style:paragraph-properties style:writing-mode="lr-tb"/>
    </style:style>
    <style:style style:name="gr66" style:family="graphic" style:parent-style-name="standard">
      <style:graphic-properties draw:stroke="solid" svg:stroke-color="#333333" draw:stroke-linejoin="round" draw:fill-color="#158466" draw:opacity="0%" draw:textarea-horizontal-align="justify" draw:textarea-vertical-align="middle" draw:auto-grow-height="false" fo:min-height="0.703cm" fo:min-width="2.04cm"/>
      <style:paragraph-properties style:writing-mode="lr-tb"/>
    </style:style>
    <style:style style:name="gr67" style:family="graphic" style:parent-style-name="objectwithoutfill">
      <style:graphic-properties draw:marker-end="Arrowheads_20_33" draw:marker-end-width="0.3cm" draw:fill="none" draw:textarea-vertical-align="middle"/>
    </style:style>
    <style:style style:name="gr68" style:family="graphic" style:parent-style-name="objectwithoutfill">
      <style:graphic-properties draw:marker-end="Arrowheads_20_34" draw:marker-end-width="0.3cm" draw:fill="none" draw:textarea-vertical-align="middle"/>
    </style:style>
    <style:style style:name="gr69" style:family="graphic" style:parent-style-name="objectwithoutfill">
      <style:graphic-properties draw:marker-end="Arrowheads_20_35" draw:marker-end-width="0.3cm" draw:fill="none" draw:textarea-vertical-align="middle"/>
    </style:style>
    <style:style style:name="gr70" style:family="graphic" style:parent-style-name="objectwithoutfill">
      <style:graphic-properties draw:marker-end="Arrowheads_20_36" draw:marker-end-width="0.3cm" draw:fill="none" draw:textarea-vertical-align="middle"/>
    </style:style>
    <style:style style:name="gr71" style:family="graphic" style:parent-style-name="standard">
      <style:graphic-properties draw:stroke="solid" svg:stroke-color="#333333" draw:stroke-linejoin="round" draw:fill-color="#800080" draw:textarea-horizontal-align="justify" draw:textarea-vertical-align="middle" draw:auto-grow-height="false" fo:min-height="0.703cm" fo:min-width="2.04cm"/>
      <style:paragraph-properties style:writing-mode="lr-tb"/>
    </style:style>
    <style:style style:name="gr72" style:family="graphic" style:parent-style-name="standard">
      <style:graphic-properties draw:stroke="solid" svg:stroke-color="#333333" draw:stroke-linejoin="round" draw:fill-color="#800080" draw:textarea-horizontal-align="justify" draw:textarea-vertical-align="middle" draw:auto-grow-height="false" fo:min-height="0.703cm" fo:min-width="6.802cm"/>
      <style:paragraph-properties style:writing-mode="lr-tb"/>
    </style:style>
    <style:style style:name="gr73" style:family="graphic" style:parent-style-name="objectwithoutfill">
      <style:graphic-properties draw:marker-end="Arrowheads_20_38" draw:marker-end-width="0.3cm" draw:fill="none" draw:textarea-vertical-align="middle"/>
    </style:style>
    <style:style style:name="gr74" style:family="graphic" style:parent-style-name="objectwithoutfill">
      <style:graphic-properties draw:marker-end="Arrowheads_20_39" draw:marker-end-width="0.3cm" draw:fill="none" draw:textarea-vertical-align="middle"/>
    </style:style>
    <style:style style:name="gr75" style:family="graphic" style:parent-style-name="objectwithoutfill">
      <style:graphic-properties draw:marker-end="Arrowheads_20_40" draw:marker-end-width="0.3cm" draw:fill="none" draw:textarea-vertical-align="middle"/>
    </style:style>
    <style:style style:name="gr76" style:family="graphic" style:parent-style-name="objectwithoutfill">
      <style:graphic-properties draw:marker-end="Arrowheads_20_42" draw:marker-end-width="0.3cm" draw:fill="none" draw:textarea-vertical-align="middle"/>
    </style:style>
    <style:style style:name="gr77" style:family="graphic" style:parent-style-name="objectwithoutfill">
      <style:graphic-properties draw:marker-end="Arrowheads_20_43" draw:marker-end-width="0.3cm" draw:fill="none" draw:textarea-vertical-align="middle"/>
    </style:style>
    <style:style style:name="gr78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7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80" style:family="graphic" style:parent-style-name="objectwithoutfill">
      <style:graphic-properties draw:marker-end="Arrowheads_20_44" draw:marker-end-width="0.3cm" draw:fill="none" draw:textarea-vertical-align="middle"/>
    </style:style>
    <style:style style:name="gr81" style:family="graphic" style:parent-style-name="objectwithoutfill">
      <style:graphic-properties draw:marker-end="Arrowheads_20_45" draw:marker-end-width="0.3cm" draw:fill="none" draw:textarea-vertical-align="middle"/>
    </style:style>
    <style:style style:name="gr82" style:family="graphic" style:parent-style-name="objectwithoutfill">
      <style:graphic-properties draw:marker-end="Arrowheads_20_46" draw:marker-end-width="0.3cm" draw:fill="none" draw:textarea-vertical-align="middle"/>
    </style:style>
    <style:style style:name="gr83" style:family="graphic" style:parent-style-name="objectwithoutfill">
      <style:graphic-properties draw:marker-end="Arrowheads_20_47" draw:marker-end-width="0.3cm" draw:fill="none" draw:textarea-vertical-align="middle"/>
    </style:style>
    <style:style style:name="gr84" style:family="graphic" style:parent-style-name="standard">
      <style:graphic-properties draw:stroke="solid" svg:stroke-color="#333333" draw:stroke-linejoin="round" draw:fill-color="#800080" draw:textarea-horizontal-align="justify" draw:textarea-vertical-align="middle" draw:auto-grow-height="false" fo:min-height="0.703cm" fo:min-width="10.295cm"/>
      <style:paragraph-properties style:writing-mode="lr-tb"/>
    </style:style>
    <style:style style:name="gr85" style:family="graphic" style:parent-style-name="objectwithoutfill">
      <style:graphic-properties draw:marker-end="Arrowheads_20_48" draw:marker-end-width="0.3cm" draw:fill="none" draw:textarea-vertical-align="middle"/>
    </style:style>
    <style:style style:name="gr86" style:family="graphic" style:parent-style-name="objectwithoutfill">
      <style:graphic-properties draw:marker-end="Arrowheads_20_49" draw:marker-end-width="0.3cm" draw:fill="none" draw:textarea-vertical-align="middle"/>
    </style:style>
    <style:style style:name="gr87" style:family="graphic" style:parent-style-name="objectwithoutfill">
      <style:graphic-properties draw:marker-end="Arrowheads_20_50" draw:marker-end-width="0.3cm" draw:fill="none" draw:textarea-vertical-align="middle"/>
    </style:style>
    <style:style style:name="gr88" style:family="graphic" style:parent-style-name="objectwithoutfill">
      <style:graphic-properties draw:marker-end="Arrowheads_20_51" draw:marker-end-width="0.3cm" draw:fill="none" draw:textarea-vertical-align="middle"/>
    </style:style>
    <style:style style:name="gr89" style:family="graphic" style:parent-style-name="standard">
      <style:graphic-properties svg:stroke-color="#111111" draw:fill-color="#333333" draw:textarea-horizontal-align="justify" draw:textarea-vertical-align="middle" draw:auto-grow-height="false" fo:min-height="0.385cm" fo:min-width="7.437cm"/>
      <style:paragraph-properties style:writing-mode="lr-tb"/>
    </style:style>
    <style:style style:name="gr90" style:family="graphic" style:parent-style-name="standard">
      <style:graphic-properties svg:stroke-color="#111111" draw:fill-color="#333333" draw:textarea-horizontal-align="justify" draw:textarea-vertical-align="middle" draw:auto-grow-height="false" fo:min-height="0.385cm" fo:min-width="10.93cm"/>
      <style:paragraph-properties style:writing-mode="lr-tb"/>
    </style:style>
    <style:style style:name="gr91" style:family="graphic" style:parent-style-name="standard">
      <style:graphic-properties draw:stroke="solid" svg:stroke-color="#333333" draw:stroke-linejoin="round" draw:fill-color="#dddddd" draw:textarea-horizontal-align="justify" draw:textarea-vertical-align="middle" draw:auto-grow-height="false" fo:min-height="0.703cm" fo:min-width="25.218cm"/>
      <style:paragraph-properties style:writing-mode="lr-tb"/>
    </style:style>
    <style:style style:name="gr92" style:family="graphic" style:parent-style-name="standard">
      <style:graphic-properties draw:stroke="solid" svg:stroke-color="#333333" draw:stroke-linejoin="round" draw:fill-color="#cccccc" draw:textarea-horizontal-align="justify" draw:textarea-vertical-align="middle" draw:auto-grow-height="false" fo:min-height="0.703cm" fo:min-width="0.135cm"/>
      <style:paragraph-properties style:writing-mode="lr-tb"/>
    </style:style>
    <style:style style:name="gr93" style:family="graphic" style:parent-style-name="standard">
      <style:graphic-properties draw:fill-color="#cccccc" draw:textarea-horizontal-align="justify" draw:textarea-vertical-align="middle" draw:auto-grow-height="false" fo:min-height="0.385cm" fo:min-width="25.852cm"/>
      <style:paragraph-properties style:writing-mode="lr-tb"/>
    </style:style>
    <style:style style:name="gr9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9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96" style:family="graphic" style:parent-style-name="objectwithoutfill">
      <style:graphic-properties draw:marker-end="Arrowheads_20_52" draw:marker-end-width="0.3cm" draw:fill="none" draw:textarea-vertical-align="middle"/>
    </style:style>
    <style:style style:name="gr97" style:family="graphic" style:parent-style-name="objectwithoutfill">
      <style:graphic-properties draw:marker-end="Arrowheads_20_53" draw:marker-end-width="0.3cm" draw:fill="none" draw:textarea-vertical-align="middle"/>
    </style:style>
    <style:style style:name="gr98" style:family="graphic" style:parent-style-name="objectwithoutfill">
      <style:graphic-properties draw:marker-end="Arrowheads_20_54" draw:marker-end-width="0.3cm" draw:fill="none" draw:textarea-vertical-align="middle"/>
    </style:style>
    <style:style style:name="gr99" style:family="graphic" style:parent-style-name="objectwithoutfill">
      <style:graphic-properties draw:marker-end="Arrowheads_20_55" draw:marker-end-width="0.3cm" draw:fill="none" draw:textarea-vertical-align="middle"/>
    </style:style>
    <style:style style:name="gr100" style:family="graphic" style:parent-style-name="objectwithoutfill">
      <style:graphic-properties draw:marker-end="Arrowheads_20_56" draw:marker-end-width="0.3cm" draw:fill="none" draw:textarea-vertical-align="middle"/>
    </style:style>
    <style:style style:name="gr10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102" style:family="graphic" style:parent-style-name="objectwithoutfill">
      <style:graphic-properties draw:marker-end="Arrowheads_20_57" draw:marker-end-width="0.3cm" draw:fill="none" draw:textarea-vertical-align="middle"/>
    </style:style>
    <style:style style:name="gr103" style:family="graphic" style:parent-style-name="objectwithoutfill">
      <style:graphic-properties draw:marker-end="Arrowheads_20_58" draw:marker-end-width="0.3cm" draw:fill="none" draw:textarea-vertical-align="middle"/>
    </style:style>
    <style:style style:name="gr104" style:family="graphic" style:parent-style-name="standard">
      <style:graphic-properties draw:stroke="solid" svg:stroke-color="#333333" draw:stroke-linejoin="round" draw:fill-color="#cccccc" draw:textarea-horizontal-align="justify" draw:textarea-vertical-align="middle" draw:auto-grow-height="false" fo:min-height="0.703cm" fo:min-width="25.218cm"/>
      <style:paragraph-properties style:writing-mode="lr-tb"/>
    </style:style>
    <style:style style:name="gr10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106" style:family="graphic" style:parent-style-name="objectwithoutfill">
      <style:graphic-properties draw:marker-end="Arrowheads_20_60" draw:marker-end-width="0.3cm" draw:fill="none" draw:textarea-vertical-align="middle"/>
    </style:style>
    <style:style style:name="gr107" style:family="graphic" style:parent-style-name="objectwithoutfill">
      <style:graphic-properties draw:marker-end="Arrowheads_20_61" draw:marker-end-width="0.3cm" draw:fill="none" draw:textarea-vertical-align="middle"/>
    </style:style>
    <style:style style:name="gr108" style:family="graphic" style:parent-style-name="objectwithoutfill">
      <style:graphic-properties draw:marker-end="Arrowheads_20_62" draw:marker-end-width="0.3cm" draw:fill="none" draw:textarea-vertical-align="middle"/>
    </style:style>
    <style:style style:name="gr10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110" style:family="graphic" style:parent-style-name="objectwithoutfill">
      <style:graphic-properties draw:marker-end="Arrowheads_20_63" draw:marker-end-width="0.3cm" draw:fill="none" draw:textarea-vertical-align="middle"/>
    </style:style>
    <style:style style:name="gr111" style:family="graphic" style:parent-style-name="objectwithoutfill">
      <style:graphic-properties draw:marker-end="Arrowheads_20_64" draw:marker-end-width="0.3cm" draw:fill="none" draw:textarea-vertical-align="middle"/>
    </style:style>
    <style:style style:name="gr11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2cm" fo:min-width="0.42cm" fo:padding-top="0.142cm" fo:padding-bottom="0.142cm" fo:padding-left="0.267cm" fo:padding-right="0.267cm"/>
      <style:paragraph-properties style:writing-mode="lr-tb"/>
    </style:style>
    <style:style style:name="gr113" style:family="graphic" style:parent-style-name="objectwithoutfill">
      <style:graphic-properties draw:marker-end="Arrowheads_20_65" draw:marker-end-width="0.3cm" draw:fill="none" draw:textarea-vertical-align="middle"/>
    </style:style>
    <style:style style:name="gr114" style:family="graphic" style:parent-style-name="objectwithoutfill">
      <style:graphic-properties draw:marker-end="Arrowheads_20_66" draw:marker-end-width="0.3cm" draw:fill="none" draw:textarea-vertical-align="middle"/>
    </style:style>
    <style:style style:name="gr115" style:family="graphic" style:parent-style-name="objectwithoutfill">
      <style:graphic-properties draw:marker-end="Arrowheads_20_67" draw:marker-end-width="0.3cm" draw:fill="none" draw:textarea-vertical-align="middle"/>
    </style:style>
    <style:style style:name="gr116" style:family="graphic" style:parent-style-name="objectwithoutfill">
      <style:graphic-properties draw:marker-end="Arrowheads_20_68" draw:marker-end-width="0.3cm" draw:fill="none" draw:textarea-vertical-align="middle"/>
    </style:style>
    <style:style style:name="gr117" style:family="graphic" style:parent-style-name="objectwithoutfill">
      <style:graphic-properties draw:marker-end="Arrowheads_20_69" draw:marker-end-width="0.3cm" draw:fill="none" draw:textarea-vertical-align="middle"/>
    </style:style>
    <style:style style:name="gr118" style:family="graphic" style:parent-style-name="standard">
      <style:graphic-properties draw:fill-color="#069a2e" draw:textarea-horizontal-align="justify" draw:textarea-vertical-align="middle" draw:auto-grow-height="false" fo:min-height="6.936cm" fo:min-width="6.686cm" draw:shadow="hidden"/>
      <style:paragraph-properties style:writing-mode="lr-tb"/>
    </style:style>
    <style:style style:name="gr119" style:family="graphic" style:parent-style-name="standard">
      <style:graphic-properties svg:stroke-color="#333333" draw:fill-color="#cccccc" draw:textarea-horizontal-align="justify" draw:textarea-vertical-align="middle" draw:auto-grow-height="false" fo:min-height="3.342cm" fo:min-width="3.092cm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0.528cm" fo:min-width="10.278cm" draw:shadow="hidden"/>
    </style:style>
    <style:style style:name="gr121" style:family="graphic" style:parent-style-name="standard">
      <style:graphic-properties svg:stroke-color="#333333" draw:fill-color="#cccccc" draw:textarea-horizontal-align="justify" draw:textarea-vertical-align="middle" draw:auto-grow-height="false" fo:min-height="6.936cm" fo:min-width="6.686cm" draw:shadow="hidden"/>
      <style:paragraph-properties style:writing-mode="lr-tb"/>
    </style:style>
    <style:style style:name="gr122" style:family="graphic" style:parent-style-name="standard">
      <style:graphic-properties draw:fill-color="#cccccc" draw:textarea-horizontal-align="justify" draw:textarea-vertical-align="middle" draw:auto-grow-height="false" fo:min-height="6.936cm" fo:min-width="6.686cm" draw:shadow="hidden"/>
      <style:paragraph-properties style:writing-mode="lr-tb"/>
    </style:style>
    <style:style style:name="gr123" style:family="graphic" style:parent-style-name="standard">
      <style:graphic-properties draw:fill-color="#ffa6a6" draw:textarea-horizontal-align="justify" draw:textarea-vertical-align="middle" draw:auto-grow-height="false" fo:min-height="6.936cm" fo:min-width="6.686cm" draw:shadow="hidden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opacity="0%"/>
      <style:paragraph-properties fo:text-align="center" style:writing-mode="lr-tb"/>
      <style:text-properties fo:color="#000000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33333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800080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0000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bbe33d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00a933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2a6099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999999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8000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ffbf00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fo:color="#ffffff" loext:opacity="100%" style:font-name="Liberation Sans1" fo:font-size="12pt" fo:font-weight="normal" style:font-size-asian="12pt" style:font-size-complex="12pt"/>
    </style:style>
    <style:style style:name="P15" style:family="paragraph">
      <loext:graphic-properties draw:fill-color="#a1467e"/>
      <style:paragraph-properties fo:text-align="center" style:writing-mode="lr-tb"/>
      <style:text-properties fo:color="#ffffff" loext:opacity="100%" style:font-name="Liberation Sans1" fo:font-size="12pt" fo:font-weight="normal" style:font-size-asian="12pt" style:font-size-complex="12pt"/>
    </style:style>
    <style:style style:name="P16" style:family="paragraph">
      <loext:graphic-properties draw:fill-color="#ffd428"/>
      <style:paragraph-properties fo:text-align="center" style:writing-mode="lr-tb"/>
      <style:text-properties fo:color="#ffffff" loext:opacity="100%" style:font-name="Liberation Sans1" fo:font-size="14pt" fo:font-weight="normal"/>
    </style:style>
    <style:style style:name="P17" style:family="paragraph"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-color="#729fcf"/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-color="#ff0000"/>
      <style:paragraph-properties fo:text-align="center" style:writing-mode="lr-tb"/>
      <style:text-properties fo:color="#ffffff" loext:opacity="100%" style:font-name="Liberation Sans1" fo:font-size="14pt" fo:font-weight="bol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text-align="center" style:writing-mode="lr-tb"/>
      <style:text-properties fo:color="#000000" loext:opacity="100%" style:font-name="Liberation Sans" fo:font-size="10pt" fo:font-weight="bold" style:letter-kerning="true" style:font-name-asian="Microsoft YaHei" style:font-size-asian="10pt" style:font-weight-asian="bold" style:font-name-complex="Arial" style:font-size-complex="10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000000" loext:opacity="100%" style:font-name="Liberation Sans" fo:font-size="10pt" fo:font-weight="bold" style:letter-kerning="true" style:font-name-asian="Microsoft YaHei" style:font-size-asian="10pt" style:font-weight-asian="bold" style:font-name-complex="Arial" style:font-size-complex="10pt" style:font-weight-complex="bold"/>
    </style:style>
    <style:style style:name="P23" style:family="paragraph"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P24" style:family="paragraph">
      <loext:graphic-properties draw:fill-color="#729fcf"/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P25" style:family="paragraph">
      <loext:graphic-properties draw:fill-color="#bbe33d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26" style:family="paragraph">
      <loext:graphic-properties draw:fill-color="#ffffff"/>
      <style:paragraph-properties fo:text-align="center" style:writing-mode="lr-tb"/>
      <style:text-properties fo:color="#ffffff" loext:opacity="100%" style:font-name="Liberation Sans1" fo:font-size="14pt" fo:font-weight="bold"/>
    </style:style>
    <style:style style:name="P27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ffffff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color="#729fcf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30" style:family="paragraph">
      <loext:graphic-properties draw:opacity="0%"/>
      <style:paragraph-properties fo:text-align="center" style:writing-mode="lr-tb"/>
      <style:text-properties fo:color="#729fcf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31" style:family="paragraph">
      <style:paragraph-properties fo:text-align="center"/>
    </style:style>
    <style:style style:name="P32" style:family="paragraph">
      <loext:graphic-properties draw:fill-color="#b85c00"/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P33" style:family="paragraph">
      <loext:graphic-properties draw:fill-color="#800080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34" style:family="paragraph">
      <loext:graphic-properties draw:fill-color="#00a933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35" style:family="paragraph">
      <loext:graphic-properties draw:fill-color="#ffbf00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36" style:family="paragraph">
      <style:paragraph-properties fo:text-align="center" style:writing-mode="lr-tb"/>
      <style:text-properties fo:color="#b85c00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opacity="0%"/>
      <style:paragraph-properties fo:text-align="center" style:writing-mode="lr-tb"/>
      <style:text-properties fo:color="#b85c00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-color="#158466"/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P39" style:family="paragraph">
      <loext:graphic-properties draw:fill-color="#ff0000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40" style:family="paragraph">
      <loext:graphic-properties draw:fill-color="#ff8000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41" style:family="paragraph">
      <loext:graphic-properties draw:fill-color="#55308d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42" style:family="paragraph">
      <loext:graphic-properties draw:fill-color="#800080"/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P43" style:family="paragraph">
      <loext:graphic-properties draw:fill-color="#158466" draw:opacity="0%"/>
      <style:paragraph-properties fo:text-align="center" style:writing-mode="lr-tb"/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P44" style:family="paragraph">
      <style:paragraph-properties fo:text-align="center" style:writing-mode="lr-tb"/>
      <style:text-properties fo:color="#127622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opacity="0%"/>
      <style:paragraph-properties fo:text-align="center" style:writing-mode="lr-tb"/>
      <style:text-properties fo:color="#127622" loext:opacity="100%" style:font-name="Bahnschrift SemiBold1" fo:font-size="26pt" fo:font-weight="bold" style:font-size-asian="26pt" style:font-weight-asian="bold" style:font-size-complex="26pt" style:font-weight-complex="bold"/>
    </style:style>
    <style:style style:name="P46" style:family="paragraph">
      <style:paragraph-properties fo:text-align="center" style:writing-mode="lr-tb"/>
      <style:text-properties fo:color="#000000" loext:opacity="100%" style:font-name="Liberation Sans1" fo:font-size="12pt" fo:font-weight="normal" style:font-size-asian="12pt" style:font-weight-asian="bold" style:font-size-complex="12pt" style:font-weight-complex="bold"/>
    </style:style>
    <style:style style:name="P47" style:family="paragraph">
      <loext:graphic-properties draw:fill-color="#dddddd"/>
      <style:paragraph-properties fo:text-align="center" style:writing-mode="lr-tb"/>
      <style:text-properties fo:color="#000000" loext:opacity="100%" style:font-name="Liberation Sans1" fo:font-size="12pt" fo:font-weight="normal" style:font-size-asian="12pt" style:font-weight-asian="bold" style:font-size-complex="12pt" style:font-weight-complex="bold"/>
    </style:style>
    <style:style style:name="P48" style:family="paragraph">
      <loext:graphic-properties draw:fill-color="#cccccc"/>
      <style:paragraph-properties fo:text-align="center" style:writing-mode="lr-tb"/>
      <style:text-properties fo:color="#ffffff" loext:opacity="100%" style:font-name="Liberation Sans1" fo:font-size="14pt" fo:font-weight="normal" style:font-weight-asian="bold" style:font-weight-complex="bold"/>
    </style:style>
    <style:style style:name="P49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50" style:family="paragraph">
      <loext:graphic-properties draw:fill-color="#cccccc"/>
      <style:paragraph-properties fo:text-align="center" style:writing-mode="lr-tb"/>
      <style:text-properties fo:font-size="14pt" fo:font-weight="bold" style:font-weight-asian="bold" style:font-weight-complex="bold"/>
    </style:style>
    <style:style style:name="P51" style:family="paragraph">
      <loext:graphic-properties draw:fill-color="#cccccc"/>
      <style:paragraph-properties fo:text-align="center" style:writing-mode="lr-tb"/>
      <style:text-properties fo:color="#000000" loext:opacity="100%" style:font-name="Liberation Sans1" fo:font-size="12pt" fo:font-weight="normal" style:font-size-asian="12pt" style:font-weight-asian="bold" style:font-size-complex="12pt" style:font-weight-complex="bold"/>
    </style:style>
    <style:style style:name="P52" style:family="paragraph">
      <style:paragraph-properties fo:text-align="center"/>
      <style:text-properties fo:font-weight="bold" style:font-weight-asian="bold" style:font-weight-complex="bold"/>
    </style:style>
    <style:style style:name="P53" style:family="paragraph">
      <loext:graphic-properties draw:fill-color="#069a2e"/>
      <style:paragraph-properties fo:text-align="center"/>
      <style:text-properties fo:font-weight="bold" style:font-weight-asian="bold" style:font-weight-complex="bold"/>
    </style:style>
    <style:style style:name="P54" style:family="paragraph">
      <loext:graphic-properties draw:fill-color="#cccccc"/>
      <style:paragraph-properties fo:text-align="center"/>
    </style:style>
    <style:style style:name="P55" style:family="paragraph">
      <loext:graphic-properties draw:fill-color="#ffa6a6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Bahnschrift SemiBold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loext:opacity="100%" style:font-name="Liberation Sans1" fo:font-size="12pt" fo:font-weight="normal" style:font-size-asian="12pt" style:font-size-complex="12pt"/>
    </style:style>
    <style:style style:name="T4" style:family="text">
      <style:text-properties fo:color="#ffffff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Sans" fo:font-size="10pt" fo:font-weight="bold" style:letter-kerning="true" style:font-name-asian="Microsoft YaHei" style:font-size-asian="10pt" style:font-weight-asian="bold" style:font-name-complex="Arial" style:font-size-complex="10pt" style:font-weight-complex="bold"/>
    </style:style>
    <style:style style:name="T6" style:family="text">
      <style:text-properties fo:color="#ffffff" loext:opacity="100%" style:font-name="Liberation Sans1" fo:font-size="12pt" fo:font-weight="normal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729fcf" loext:opacity="100%" style:font-name="Bahnschrift SemiBold1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b85c00" loext:opacity="100%" style:font-name="Bahnschrift SemiBold1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127622" loext:opacity="100%" style:font-name="Bahnschrift SemiBold1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780373" loext:opacity="100%" style:font-name="Bahnschrift SemiBold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loext:opacity="100%" style:font-name="Liberation Sans1" fo:font-size="12pt" fo:font-weight="normal" style:font-size-asian="12pt" style:font-weight-asian="bold" style:font-size-complex="12pt" style:font-weight-complex="bold"/>
    </style:style>
    <style:style style:name="T13" style:family="text">
      <style:text-properties fo:font-size="14pt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lank">
        <draw:custom-shape draw:style-name="gr1" draw:text-style-name="P2" draw:layer="layout" svg:width="27.94cm" svg:height="1.587cm" svg:x="0.001cm" svg:y="0.001cm">
          <text:p text:style-name="P1"><text:span text:style-name="T1">Items / Loc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3.175cm" svg:height="0.635cm" svg:x="3.81cm" svg:y="4.445cm">
          <text:p text:style-name="P3"><text:span text:style-name="T2">Interesting 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3.175cm" svg:height="0.635cm" svg:x="3.81cm" svg:y="5.715cm">
          <text:p text:style-name="P3"><text:span text:style-name="T2">Car Spare T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3.175cm" svg:height="0.635cm" svg:x="3.81cm" svg:y="6.985cm">
          <text:p text:style-name="P3"><text:span text:style-name="T2">Old Sho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175cm" svg:height="0.635cm" svg:x="3.81cm" svg:y="14.922cm">
          <text:p text:style-name="P3"><text:span text:style-name="T2">Wine Bot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3.175cm" svg:height="0.635cm" svg:x="3.81cm" svg:y="8.255cm">
          <text:p text:style-name="P3"><text:span text:style-name="T2">Packaged Fo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8" draw:id="id18" draw:layer="layout" svg:width="3.175cm" svg:height="0.635cm" svg:x="14.922cm" svg:y="4.445cm">
          <text:p text:style-name="P3"><text:span text:style-name="T2">P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3.175cm" svg:height="0.635cm" svg:x="14.922cm" svg:y="5.795cm">
          <text:p text:style-name="P3"><text:span text:style-name="T2">Coffee Sh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175cm" svg:height="0.635cm" svg:x="14.922cm" svg:y="7.144cm">
          <text:p text:style-name="P3"><text:span text:style-name="T2">P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4" draw:id="id4" draw:layer="layout" svg:width="3.175cm" svg:height="0.635cm" svg:x="14.922cm" svg:y="8.494cm">
          <text:p text:style-name="P3"><text:span text:style-name="T2">Mar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7" draw:id="id7" draw:layer="layout" svg:width="3.175cm" svg:height="0.635cm" svg:x="14.922cm" svg:y="9.844cm">
          <text:p text:style-name="P3"><text:span text:style-name="T2">Ga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1" draw:id="id11" draw:layer="layout" svg:width="3.175cm" svg:height="0.635cm" svg:x="14.922cm" svg:y="11.193cm">
          <text:p text:style-name="P3"><text:span text:style-name="T2">Ho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9" draw:id="id9" draw:layer="layout" svg:width="3.175cm" svg:height="0.635cm" svg:x="14.922cm" svg:y="12.543cm">
          <text:p text:style-name="P3"><text:span text:style-name="T2">Sch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5" draw:id="id15" draw:layer="layout" svg:width="3.175cm" svg:height="0.635cm" svg:x="14.922cm" svg:y="13.892cm">
          <text:p text:style-name="P3"><text:span text:style-name="T2">Parking 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" draw:id="id2" draw:layer="layout" svg:width="3.175cm" svg:height="0.635cm" svg:x="14.922cm" svg:y="15.24cm">
          <text:p text:style-name="P3"><text:span text:style-name="T2">Bea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curve" svg:x1="6.985cm" svg:y1="7.302cm" svg:x2="14.922cm" svg:y2="15.557cm" draw:start-shape="id1" draw:start-glue-point="1" draw:end-shape="id2" draw:end-glue-point="3" svg:d="M6985 7302c5952 0 1984 8255 7937 8255" svg:viewBox="0 0 7938 8256">
          <text:p/>
        </draw:connector>
        <draw:connector draw:style-name="gr11" draw:text-style-name="P13" draw:layer="layout" draw:type="curve" svg:x1="6.985cm" svg:y1="8.572cm" svg:x2="14.922cm" svg:y2="8.811cm" draw:start-shape="id3" draw:start-glue-point="1" draw:end-shape="id4" draw:end-glue-point="3" svg:d="M6985 8572c5952 0 1984 239 7937 239" svg:viewBox="0 0 7938 240">
          <text:p/>
        </draw:connector>
        <draw:connector draw:style-name="gr11" draw:text-style-name="P13" draw:layer="layout" draw:type="curve" svg:x1="6.985cm" svg:y1="8.572cm" svg:x2="14.922cm" svg:y2="6.112cm" draw:start-shape="id3" draw:start-glue-point="1" draw:end-shape="id5" draw:end-glue-point="3" svg:d="M6985 8572c5952 0 1984-2460 7937-2460" svg:viewBox="0 0 7938 2461">
          <text:p/>
        </draw:connector>
        <draw:connector draw:style-name="gr11" draw:text-style-name="P13" draw:layer="layout" draw:type="curve" svg:x1="6.985cm" svg:y1="6.032cm" svg:x2="14.922cm" svg:y2="10.161cm" draw:start-shape="id6" draw:start-glue-point="1" draw:end-shape="id7" draw:end-glue-point="3" svg:d="M6985 6032c5952 0 1984 4129 7937 4129" svg:viewBox="0 0 7938 4130">
          <text:p/>
        </draw:connector>
        <draw:connector draw:style-name="gr11" draw:text-style-name="P13" draw:layer="layout" draw:type="curve" svg:x1="6.985cm" svg:y1="4.762cm" svg:x2="14.922cm" svg:y2="12.86cm" draw:start-shape="id8" draw:start-glue-point="1" draw:end-shape="id9" draw:end-glue-point="3" svg:d="M6985 4762c5952 0 1984 8098 7937 8098" svg:viewBox="0 0 7938 8099">
          <text:p/>
        </draw:connector>
        <draw:custom-shape draw:style-name="gr2" draw:text-style-name="P4" xml:id="id12" draw:id="id12" draw:layer="layout" svg:width="3.175cm" svg:height="0.635cm" svg:x="19.532cm" svg:y="11.187cm">
          <text:p text:style-name="P3"><text:span text:style-name="T2">House Cat (To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175cm" svg:height="0.635cm" svg:x="19.567cm" svg:y="9.842cm">
          <text:p text:style-name="P3"><text:span text:style-name="T2">Mechan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4" draw:id="id14" draw:layer="layout" svg:width="3.175cm" svg:height="0.635cm" svg:x="19.585cm" svg:y="8.472cm">
          <text:p text:style-name="P3"><text:span text:style-name="T2">Green Gro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3.175cm" svg:height="0.635cm" svg:x="19.367cm" svg:y="15.24cm">
          <text:p text:style-name="P3"><text:span text:style-name="T2">Lifegu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curve" svg:x1="18.097cm" svg:y1="15.557cm" svg:x2="19.367cm" svg:y2="15.557cm" draw:start-shape="id2" draw:start-glue-point="1" draw:end-shape="id10" draw:end-glue-point="3" svg:d="M18097 15557h1270" svg:viewBox="0 0 1271 1">
          <text:p/>
        </draw:connector>
        <draw:connector draw:style-name="gr11" draw:text-style-name="P13" draw:layer="layout" draw:type="curve" svg:x1="18.097cm" svg:y1="11.51cm" svg:x2="19.532cm" svg:y2="11.504cm" draw:start-shape="id11" draw:start-glue-point="1" draw:end-shape="id12" draw:end-glue-point="3" svg:d="M18097 11510c1075 0 358-6 1435-6" svg:viewBox="0 0 1436 7">
          <text:p/>
        </draw:connector>
        <draw:connector draw:style-name="gr11" draw:text-style-name="P13" draw:layer="layout" draw:type="curve" svg:x1="18.097cm" svg:y1="10.161cm" svg:x2="19.567cm" svg:y2="10.159cm" draw:start-shape="id7" draw:start-glue-point="1" draw:end-shape="id13" draw:end-glue-point="3" svg:d="M18097 10161c1101 0 366-2 1470-2" svg:viewBox="0 0 1471 3">
          <text:p/>
        </draw:connector>
        <draw:connector draw:style-name="gr11" draw:text-style-name="P13" draw:layer="layout" draw:type="curve" svg:x1="18.097cm" svg:y1="8.811cm" svg:x2="19.585cm" svg:y2="8.789cm" draw:start-shape="id4" draw:start-glue-point="1" draw:end-shape="id14" svg:d="M18097 8811c1114 0 371-22 1488-22" svg:viewBox="0 0 1489 23">
          <text:p/>
        </draw:connector>
        <draw:custom-shape draw:style-name="gr2" draw:text-style-name="P4" xml:id="id16" draw:id="id16" draw:layer="layout" svg:width="3.175cm" svg:height="0.635cm" svg:x="19.367cm" svg:y="13.87cm">
          <text:p text:style-name="P3"><text:span text:style-name="T2">Car with Flat T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curve" svg:x1="18.097cm" svg:y1="14.209cm" svg:x2="19.367cm" svg:y2="14.187cm" draw:start-shape="id15" draw:start-glue-point="1" draw:end-shape="id16" svg:d="M18097 14209c951 0 316-22 1270-22" svg:viewBox="0 0 1271 23">
          <text:p/>
        </draw:connector>
        <draw:custom-shape draw:style-name="gr2" draw:text-style-name="P4" xml:id="id17" draw:id="id17" draw:layer="layout" svg:width="3.175cm" svg:height="0.635cm" svg:x="19.367cm" svg:y="5.832cm">
          <text:p text:style-name="P3"><text:span text:style-name="T2">Bar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curve" svg:x1="18.097cm" svg:y1="6.112cm" svg:x2="19.367cm" svg:y2="6.149cm" draw:start-shape="id5" draw:end-shape="id17" draw:end-glue-point="3" svg:d="M18097 6112c951 0 316 37 1270 37" svg:viewBox="0 0 1271 38">
          <text:p/>
        </draw:connector>
        <draw:custom-shape draw:style-name="gr2" draw:text-style-name="P4" xml:id="id19" draw:id="id19" draw:layer="layout" svg:width="3.175cm" svg:height="0.635cm" svg:x="19.367cm" svg:y="4.445cm">
          <text:p text:style-name="P3"><text:span text:style-name="T2">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curve" svg:x1="18.097cm" svg:y1="4.762cm" svg:x2="19.367cm" svg:y2="4.762cm" draw:start-shape="id18" draw:end-shape="id19" svg:d="M18097 4762h1270" svg:viewBox="0 0 1271 1">
          <text:p/>
        </draw:connector>
        <draw:custom-shape draw:style-name="gr2" draw:text-style-name="P4" xml:id="id20" draw:id="id20" draw:layer="layout" svg:width="3.175cm" svg:height="0.635cm" svg:x="3.81cm" svg:y="13.652cm">
          <text:p text:style-name="P3"><text:span text:style-name="T2">Cat T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curve" svg:x1="6.985cm" svg:y1="13.969cm" svg:x2="14.922cm" svg:y2="11.51cm" draw:start-shape="id20" draw:end-shape="id11" svg:d="M6985 13969c5952 0 1984-2459 7937-2459" svg:viewBox="0 0 7938 2460">
          <text:p/>
        </draw:connector>
      </draw:page>
      <draw:page draw:name="page2" draw:style-name="dp1" draw:master-page-name="Timeline">
        <draw:g>
          <draw:custom-shape draw:style-name="gr12" draw:text-style-name="P15" draw:layer="layout" svg:width="2.54cm" svg:height="0.953cm" svg:x="1.561cm" svg:y="8.711cm">
            <text:p text:style-name="P14"><text:span text:style-name="T3">Flat Tir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635cm" svg:height="0.953cm" svg:x="0.926cm" svg:y="8.711cm">
            <text:p/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14" draw:text-style-name="P18" draw:layer="layout" svg:width="2.54cm" svg:height="0.953cm" svg:x="6.205cm" svg:y="8.711cm">
            <text:p text:style-name="P17"><text:span text:style-name="T4">Waiting for </text:span><text:span text:style-name="T4"><text:line-break/></text:span><text:span text:style-name="T4">Pickup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0.635cm" svg:height="0.953cm" svg:x="5.57cm" svg:y="8.711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0" xml:id="id27" draw:id="id27" draw:layer="layout" svg:width="0.953cm" svg:height="0.953cm" svg:x="11.285cm" svg:y="8.71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22" xml:id="id22" draw:id="id22" draw:layer="layout" svg:width="1.906cm" svg:height="1.27cm" svg:x="6.205cm" svg:y="10.589cm">
          <text:p text:style-name="P21"><text:span text:style-name="T5">Fixes</text:span><text:span text:style-name="T5"><text:line-break/></text:span><text:span text:style-name="T5">Sp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21" draw:id="id21">
          <draw:custom-shape draw:style-name="gr14" draw:text-style-name="P24" draw:layer="layout" svg:width="2.54cm" svg:height="0.953cm" svg:x="1.561cm" svg:y="8.711cm">
            <text:p text:style-name="P23"><text:span text:style-name="T6">Flat Ti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0.635cm" svg:height="0.953cm" svg:x="0.926cm" svg:y="8.711cm">
            <text:p/>
            <draw:enhanced-geometry svg:viewBox="0 0 21600 21600" draw:type="rectangle" draw:enhanced-path="M 0 0 L 21600 0 21600 21600 0 21600 0 0 Z N"/>
          </draw:custom-shape>
        </draw:g>
        <draw:g xml:id="id28" draw:id="id28">
          <draw:custom-shape draw:style-name="gr14" draw:text-style-name="P18" draw:layer="layout" svg:width="2.54cm" svg:height="0.953cm" svg:x="10.868cm" svg:y="10.766cm">
            <text:p text:style-name="P17"><text:span text:style-name="T4">Country</text:span><text:span text:style-name="T4"><text:line-break/></text:span><text:span text:style-name="T4">Rid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6" draw:layer="layout" svg:width="0.635cm" svg:height="0.953cm" svg:x="10.233cm" svg:y="10.766cm">
            <text:p/>
            <draw:enhanced-geometry svg:viewBox="0 0 21600 21600" draw:type="rectangle" draw:enhanced-path="M 0 0 L 21600 0 21600 21600 0 21600 0 0 Z N"/>
          </draw:custom-shape>
        </draw:g>
        <draw:g xml:id="id30" draw:id="id30">
          <draw:custom-shape draw:style-name="gr14" draw:text-style-name="P24" draw:layer="layout" svg:width="2.54cm" svg:height="0.953cm" svg:x="15.73cm" svg:y="10.766cm">
            <text:p text:style-name="P23"><text:span text:style-name="T6">Returns</text:span><text:span text:style-name="T6"><text:line-break/></text:span><text:span text:style-name="T6">from Rid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0.635cm" svg:height="0.953cm" svg:x="15.095cm" svg:y="10.766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0" xml:id="id31" draw:id="id31" draw:layer="layout" svg:width="0.953cm" svg:height="0.953cm" svg:x="20.61cm" svg:y="10.76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4" draw:layer="layout" svg:width="3.175cm" svg:height="0.635cm" svg:x="15.095cm" svg:y="11.729cm">
          <text:p text:style-name="P3"><text:span text:style-name="T2">Wine Bott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9" draw:id="id29" draw:layer="layout" svg:width="3.175cm" svg:height="0.635cm" svg:x="5.553cm" svg:y="12.494cm">
          <text:p text:style-name="P3"><text:span text:style-name="T2">Car Spare Tire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24" draw:id="id24" draw:layer="layout" svg:width="1.906cm" svg:height="1.27cm" svg:x="6.205cm" svg:y="5.78cm">
          <text:p text:style-name="P27"><text:span text:style-name="T7">Waits</text:span><text:span text:style-name="T7"><text:line-break/></text:span><text:span text:style-name="T7">Lon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3" draw:id="id23" draw:layer="layout" svg:width="3.175cm" svg:height="0.635cm" svg:x="5.57cm" svg:y="3.921cm">
          <text:p text:style-name="P3"><text:span text:style-name="T2">Interesting Book</text:span></text:p>
          <draw:enhanced-geometry svg:viewBox="0 0 21600 21600" draw:type="rectangle" draw:enhanced-path="M 0 0 L 21600 0 21600 21600 0 21600 0 0 Z N"/>
        </draw:custom-shape>
        <draw:g xml:id="id26" draw:id="id26">
          <draw:custom-shape draw:style-name="gr21" draw:text-style-name="P18" draw:layer="layout" svg:width="11.43cm" svg:height="0.953cm" svg:x="10.968cm" svg:y="5.926cm">
            <text:p text:style-name="P17"><text:span text:style-name="T4">Waiting for </text:span><text:span text:style-name="T4"><text:line-break/></text:span><text:span text:style-name="T4">Pick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953cm" svg:x="10.333cm" svg:y="5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6" draw:text-style-name="P20" xml:id="id32" draw:id="id32" draw:layer="layout" svg:width="0.953cm" svg:height="0.953cm" svg:x="25.398cm" svg:y="5.94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22" draw:text-style-name="P13" draw:layer="layout" draw:type="curve" svg:x1="2.513cm" svg:y1="9.664cm" svg:x2="6.205cm" svg:y2="11.224cm" draw:start-shape="id21" draw:start-glue-point="2" draw:end-shape="id22" draw:end-glue-point="5" svg:d="M2513 9664c0 1040 1230 1560 3692 1560" svg:viewBox="0 0 3693 1561">
          <text:p/>
        </draw:connector>
        <draw:connector draw:style-name="gr23" draw:text-style-name="P13" draw:layer="layout" draw:type="curve" svg:x1="7.157cm" svg:y1="4.556cm" svg:x2="7.158cm" svg:y2="5.78cm" draw:start-shape="id23" draw:start-glue-point="2" draw:end-shape="id24" draw:end-glue-point="4" svg:d="M7157 4556c0 904 1 293 1 1224" svg:viewBox="0 0 2 1225">
          <text:p/>
        </draw:connector>
        <draw:connector draw:style-name="gr24" draw:text-style-name="P13" draw:layer="layout" draw:type="curve" svg:x1="7.157cm" svg:y1="8.711cm" svg:x2="7.158cm" svg:y2="7.05cm" draw:start-shape="id25" draw:start-glue-point="0" draw:end-shape="id24" draw:end-glue-point="6" svg:d="M7157 8711c0-1233 1-403 1-1661" svg:viewBox="0 0 2 1662">
          <text:p/>
        </draw:connector>
        <draw:connector draw:style-name="gr25" draw:text-style-name="P13" draw:layer="layout" draw:type="curve" svg:x1="8.111cm" svg:y1="6.415cm" svg:x2="10.333cm" svg:y2="6.402cm" draw:start-shape="id24" draw:start-glue-point="7" draw:end-shape="id26" draw:end-glue-point="3" svg:d="M8111 6415c1680 0 569-13 2222-13" svg:viewBox="0 0 2223 14">
          <text:p/>
        </draw:connector>
        <draw:connector draw:style-name="gr26" draw:text-style-name="P13" draw:layer="layout" draw:type="curve" svg:x1="4.101cm" svg:y1="9.187cm" svg:x2="5.57cm" svg:y2="9.187cm" draw:start-shape="id21" draw:start-glue-point="1" draw:end-shape="id25" draw:end-glue-point="3" svg:d="M4101 9187h1469" svg:viewBox="0 0 1470 1">
          <text:p/>
        </draw:connector>
        <draw:connector draw:style-name="gr27" draw:text-style-name="P13" draw:layer="layout" draw:type="curve" svg:x1="8.745cm" svg:y1="9.187cm" svg:x2="11.285cm" svg:y2="9.188cm" draw:start-shape="id25" draw:start-glue-point="1" draw:end-shape="id27" draw:end-glue-point="6" svg:d="M8745 9187c1905 0 635 1 2540 1" svg:viewBox="0 0 2541 2">
          <text:p/>
        </draw:connector>
        <draw:connector draw:style-name="gr28" draw:text-style-name="P13" draw:layer="layout" draw:type="curve" svg:x1="8.111cm" svg:y1="11.224cm" svg:x2="10.233cm" svg:y2="11.242cm" draw:start-shape="id22" draw:start-glue-point="7" draw:end-shape="id28" svg:d="M8111 11224c1605 0 544 18 2122 18" svg:viewBox="0 0 2123 19">
          <text:p/>
        </draw:connector>
        <draw:connector draw:style-name="gr29" draw:text-style-name="P13" draw:layer="layout" draw:type="curve" svg:x1="7.157cm" svg:y1="9.664cm" svg:x2="7.158cm" svg:y2="10.589cm" draw:start-shape="id25" draw:start-glue-point="2" draw:end-shape="id22" draw:end-glue-point="4" svg:d="M7157 9664c0 681 1 219 1 925" svg:viewBox="0 0 2 926">
          <text:p/>
        </draw:connector>
        <draw:connector draw:style-name="gr30" draw:text-style-name="P13" draw:layer="layout" draw:type="curve" svg:x1="7.14cm" svg:y1="12.494cm" svg:x2="7.158cm" svg:y2="11.859cm" draw:start-shape="id29" draw:start-glue-point="0" draw:end-shape="id22" draw:end-glue-point="6" svg:d="M7140 12494c0-463 18-146 18-635" svg:viewBox="0 0 19 636">
          <text:p/>
        </draw:connector>
        <draw:connector draw:style-name="gr31" draw:text-style-name="P13" draw:layer="layout" draw:type="curve" svg:x1="13.408cm" svg:y1="11.242cm" svg:x2="15.095cm" svg:y2="11.242cm" draw:start-shape="id28" draw:start-glue-point="1" draw:end-shape="id30" svg:d="M13408 11242h1687" svg:viewBox="0 0 1688 1">
          <text:p/>
        </draw:connector>
        <draw:connector draw:style-name="gr32" draw:text-style-name="P13" draw:layer="layout" draw:type="curve" svg:x1="18.27cm" svg:y1="11.242cm" svg:x2="20.61cm" svg:y2="11.243cm" draw:start-shape="id30" draw:start-glue-point="1" draw:end-shape="id31" draw:end-glue-point="6" svg:d="M18270 11242c1755 0 585 1 2340 1" svg:viewBox="0 0 2341 2">
          <text:p/>
        </draw:connector>
        <draw:connector draw:style-name="gr33" draw:text-style-name="P13" draw:layer="layout" draw:type="curve" svg:x1="22.398cm" svg:y1="6.402cm" svg:x2="25.398cm" svg:y2="6.42cm" draw:start-shape="id26" draw:start-glue-point="1" draw:end-shape="id32" draw:end-glue-point="6" svg:d="M22398 6402c2250 0 750 18 3000 18" svg:viewBox="0 0 3001 19">
          <text:p/>
        </draw:connector>
        <draw:custom-shape draw:style-name="gr1" draw:text-style-name="P30" draw:layer="layout" svg:width="27.94cm" svg:height="1.587cm" svg:x="0.001cm" svg:y="0.001cm">
          <text:p text:style-name="P29"><text:span text:style-name="T8">Cyclist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0.952cm" svg:height="0.953cm" svg:x="17.805cm" svg:y="10.2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  <draw:page draw:name="page3" draw:style-name="dp1" draw:master-page-name="Timeline">
        <draw:g xml:id="id33" draw:id="id33">
          <draw:custom-shape draw:style-name="gr35" draw:text-style-name="P32" draw:layer="layout" svg:width="6.985cm" svg:height="0.953cm" svg:x="10.794cm" svg:y="3.657cm">
            <text:p text:style-name="P23"><text:span text:style-name="T6">Playing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3" draw:layer="layout" svg:width="0.635cm" svg:height="0.953cm" svg:x="10.159cm" svg:y="3.657cm">
            <text:p/>
            <draw:enhanced-geometry svg:viewBox="0 0 21600 21600" draw:type="rectangle" draw:enhanced-path="M 0 0 L 21600 0 21600 21600 0 21600 0 0 Z N"/>
          </draw:custom-shape>
        </draw:g>
        <draw:g xml:id="id35" draw:id="id35">
          <draw:custom-shape draw:style-name="gr37" draw:text-style-name="P32" draw:layer="layout" svg:width="2.54cm" svg:height="0.953cm" svg:x="20.001cm" svg:y="3.657cm">
            <text:p text:style-name="P23"><text:span text:style-name="T6">Grocery</text:span><text:span text:style-name="T6"><text:line-break/></text:span><text:span text:style-name="T6">Shopp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4" draw:layer="layout" svg:width="0.635cm" svg:height="0.953cm" svg:x="19.366cm" svg:y="3.657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0" xml:id="id36" draw:id="id36" draw:layer="layout" svg:width="0.953cm" svg:height="0.953cm" svg:x="25.399cm" svg:y="3.6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9" draw:text-style-name="P22" xml:id="id34" draw:id="id34" draw:layer="layout" svg:width="1.906cm" svg:height="1.27cm" svg:x="11.111cm" svg:y="6.196cm">
          <text:p text:style-name="P21"><text:span text:style-name="T5">Makes</text:span><text:span text:style-name="T5"><text:line-break/></text:span><text:span text:style-name="T5">Bla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3" draw:layer="layout" draw:type="curve" svg:x1="13.969cm" svg:y1="4.61cm" svg:x2="12.064cm" svg:y2="6.196cm" draw:start-shape="id33" draw:start-glue-point="2" draw:end-shape="id34" draw:end-glue-point="4" svg:d="M13969 4610c0 1176-1905 383-1905 1586" svg:viewBox="0 0 1906 1587">
          <text:p/>
        </draw:connector>
        <draw:connector draw:style-name="gr41" draw:text-style-name="P13" draw:layer="layout" draw:type="curve" svg:x1="17.779cm" svg:y1="4.133cm" svg:x2="19.366cm" svg:y2="4.133cm" draw:start-shape="id33" draw:start-glue-point="1" draw:end-shape="id35" draw:end-glue-point="3" svg:d="M17779 4133h1587" svg:viewBox="0 0 1588 1">
          <text:p/>
        </draw:connector>
        <draw:connector draw:style-name="gr42" draw:text-style-name="P13" draw:layer="layout" draw:type="curve" svg:x1="22.541cm" svg:y1="4.133cm" svg:x2="25.399cm" svg:y2="4.134cm" draw:start-shape="id35" draw:start-glue-point="1" draw:end-shape="id36" draw:end-glue-point="6" svg:d="M22541 4133c2143 0 715 1 2858 1" svg:viewBox="0 0 2859 2">
          <text:p/>
        </draw:connector>
        <draw:g xml:id="id37" draw:id="id37">
          <draw:custom-shape draw:style-name="gr35" draw:text-style-name="P32" draw:layer="layout" svg:width="6.985cm" svg:height="0.953cm" svg:x="15.556cm" svg:y="6.513cm">
            <text:p text:style-name="P23"><text:span text:style-name="T6">Bladin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5" draw:layer="layout" svg:width="0.635cm" svg:height="0.953cm" svg:x="14.921cm" svg:y="6.513cm">
            <text:p/>
            <draw:enhanced-geometry svg:viewBox="0 0 21600 21600" draw:type="rectangle" draw:enhanced-path="M 0 0 L 21600 0 21600 21600 0 21600 0 0 Z N"/>
          </draw:custom-shape>
        </draw:g>
        <draw:connector draw:style-name="gr44" draw:text-style-name="P13" draw:layer="layout" draw:type="curve" svg:x1="13.017cm" svg:y1="6.831cm" svg:x2="14.921cm" svg:y2="6.989cm" draw:start-shape="id34" draw:start-glue-point="7" draw:end-shape="id37" draw:end-glue-point="3" svg:d="M13017 6831c1441 0 490 158 1904 158" svg:viewBox="0 0 1905 159">
          <text:p/>
        </draw:connector>
        <draw:connector draw:style-name="gr45" draw:text-style-name="P13" draw:layer="layout" draw:type="curve" svg:x1="22.541cm" svg:y1="6.989cm" svg:x2="25.876cm" svg:y2="4.61cm" draw:start-shape="id37" draw:start-glue-point="1" draw:end-shape="id36" draw:end-glue-point="8" svg:d="M22541 6989c2224 0 3335-793 3335-2379" svg:viewBox="0 0 3336 2380">
          <text:p/>
        </draw:connector>
        <draw:custom-shape draw:style-name="gr2" draw:text-style-name="P4" xml:id="id39" draw:id="id39" draw:layer="layout" svg:width="3.175cm" svg:height="0.635cm" svg:x="5.396cm" svg:y="5.244cm">
          <text:p text:style-name="P3"><text:span text:style-name="T2">Car Spare Ti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8" draw:id="id38" draw:layer="layout" svg:width="3.175cm" svg:height="0.635cm" svg:x="5.396cm" svg:y="7.466cm">
          <text:p text:style-name="P3"><text:span text:style-name="T2">Old Shoes</text:span></text:p>
          <draw:enhanced-geometry svg:viewBox="0 0 21600 21600" draw:type="rectangle" draw:enhanced-path="M 0 0 L 21600 0 21600 21600 0 21600 0 0 Z N"/>
        </draw:custom-shape>
        <draw:connector draw:style-name="gr46" draw:text-style-name="P13" draw:layer="layout" draw:type="curve" svg:x1="8.571cm" svg:y1="7.783cm" svg:x2="11.111cm" svg:y2="6.831cm" draw:start-shape="id38" draw:start-glue-point="1" draw:end-shape="id34" draw:end-glue-point="5" svg:d="M8571 7783c1891 0 622-952 2540-952" svg:viewBox="0 0 2541 953">
          <text:p/>
        </draw:connector>
        <draw:connector draw:style-name="gr47" draw:text-style-name="P13" draw:layer="layout" draw:type="curve" svg:x1="8.571cm" svg:y1="5.561cm" svg:x2="11.111cm" svg:y2="6.831cm" draw:start-shape="id39" draw:start-glue-point="1" draw:end-shape="id34" draw:end-glue-point="5" svg:d="M8571 5561c1891 0 622 1270 2540 1270" svg:viewBox="0 0 2541 1271">
          <text:p/>
        </draw:connector>
        <draw:custom-shape draw:style-name="gr48" draw:text-style-name="P4" draw:layer="layout" svg:width="7.62cm" svg:height="0.635cm" svg:x="14.921cm" svg:y="7.466cm">
          <text:p text:style-name="P3"><text:span text:style-name="T2">??</text:span></text:p>
          <draw:enhanced-geometry svg:viewBox="0 0 21600 21600" draw:type="rectangle" draw:enhanced-path="M 0 0 L 21600 0 21600 21600 0 21600 0 0 Z N"/>
        </draw:custom-shape>
        <draw:custom-shape draw:style-name="gr1" draw:text-style-name="P37" draw:layer="layout" svg:width="27.94cm" svg:height="1.587cm" svg:x="0.001cm" svg:y="0.001cm">
          <text:p text:style-name="P36"><text:span text:style-name="T9">Athlete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0.952cm" svg:height="0.953cm" svg:x="22.107cm" svg:y="6.13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  <draw:page draw:name="page4" draw:style-name="dp1" draw:master-page-name="Timeline">
        <draw:g xml:id="id40" draw:id="id40">
          <draw:custom-shape draw:style-name="gr49" draw:text-style-name="P38" draw:layer="layout" svg:width="2.54cm" svg:height="0.953cm" svg:x="1.269cm" svg:y="3.608cm">
            <text:p text:style-name="P23"><text:span text:style-name="T6">Reading</text:span><text:span text:style-name="T6"><text:line-break/></text:span><text:span text:style-name="T6">Pap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9" draw:layer="layout" svg:width="0.635cm" svg:height="0.953cm" svg:x="0.634cm" svg:y="3.608cm">
            <text:p/>
            <draw:enhanced-geometry svg:viewBox="0 0 21600 21600" draw:type="rectangle" draw:enhanced-path="M 0 0 L 21600 0 21600 21600 0 21600 0 0 Z N"/>
          </draw:custom-shape>
        </draw:g>
        <draw:g xml:id="id41" draw:id="id41">
          <draw:custom-shape draw:style-name="gr50" draw:text-style-name="P38" draw:layer="layout" svg:width="7.303cm" svg:height="0.953cm" svg:x="6.031cm" svg:y="3.608cm">
            <text:p text:style-name="P23"><text:span text:style-name="T6">Goes</text:span><text:span text:style-name="T6"><text:line-break/></text:span><text:span text:style-name="T6">to Clas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0" draw:layer="layout" svg:width="0.635cm" svg:height="0.953cm" svg:x="5.396cm" svg:y="3.608cm">
            <text:p/>
            <draw:enhanced-geometry svg:viewBox="0 0 21600 21600" draw:type="rectangle" draw:enhanced-path="M 0 0 L 21600 0 21600 21600 0 21600 0 0 Z N"/>
          </draw:custom-shape>
        </draw:g>
        <draw:g xml:id="id42" draw:id="id42">
          <draw:custom-shape draw:style-name="gr49" draw:text-style-name="P38" draw:layer="layout" svg:width="2.54cm" svg:height="0.953cm" svg:x="15.239cm" svg:y="3.609cm">
            <text:p text:style-name="P23"><text:span text:style-name="T6">Swimmin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5" draw:layer="layout" svg:width="0.635cm" svg:height="0.953cm" svg:x="14.604cm" svg:y="3.609cm">
            <text:p/>
            <draw:enhanced-geometry svg:viewBox="0 0 21600 21600" draw:type="rectangle" draw:enhanced-path="M 0 0 L 21600 0 21600 21600 0 21600 0 0 Z N"/>
          </draw:custom-shape>
        </draw:g>
        <draw:g xml:id="id43" draw:id="id43">
          <draw:custom-shape draw:style-name="gr49" draw:text-style-name="P38" draw:layer="layout" svg:width="2.54cm" svg:height="0.953cm" svg:x="20.001cm" svg:y="3.608cm">
            <text:p text:style-name="P23"><text:span text:style-name="T6">Walking</text:span><text:span text:style-name="T6"><text:line-break/></text:span><text:span text:style-name="T6">Hom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41" draw:layer="layout" svg:width="0.635cm" svg:height="0.953cm" svg:x="19.366cm" svg:y="3.608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0" xml:id="id44" draw:id="id44" draw:layer="layout" svg:width="0.953cm" svg:height="0.953cm" svg:x="25.082cm" svg:y="3.6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53" draw:text-style-name="P13" draw:layer="layout" draw:type="curve" svg:x1="3.809cm" svg:y1="4.084cm" svg:x2="5.396cm" svg:y2="4.084cm" draw:start-shape="id40" draw:start-glue-point="1" draw:end-shape="id41" draw:end-glue-point="3" svg:d="M3809 4084h1587" svg:viewBox="0 0 1588 1">
          <text:p/>
        </draw:connector>
        <draw:connector draw:style-name="gr54" draw:text-style-name="P13" draw:layer="layout" draw:type="curve" svg:x1="13.334cm" svg:y1="4.084cm" svg:x2="14.604cm" svg:y2="4.085cm" draw:start-shape="id41" draw:start-glue-point="1" draw:end-shape="id42" draw:end-glue-point="3" svg:d="M13334 4084c951 0 316 1 1270 1" svg:viewBox="0 0 1271 2">
          <text:p/>
        </draw:connector>
        <draw:connector draw:style-name="gr55" draw:text-style-name="P13" draw:layer="layout" draw:type="curve" svg:x1="17.779cm" svg:y1="4.085cm" svg:x2="19.366cm" svg:y2="4.084cm" draw:start-shape="id42" draw:start-glue-point="1" draw:end-shape="id43" draw:end-glue-point="3" svg:d="M17779 4085c1189 0 396-1 1587-1" svg:viewBox="0 0 1588 2">
          <text:p/>
        </draw:connector>
        <draw:connector draw:style-name="gr56" draw:text-style-name="P13" draw:layer="layout" draw:type="curve" svg:x1="22.541cm" svg:y1="4.084cm" svg:x2="25.082cm" svg:y2="4.085cm" draw:start-shape="id43" draw:start-glue-point="1" draw:end-shape="id44" draw:end-glue-point="6" svg:d="M22541 4084c1905 0 635 1 2541 1" svg:viewBox="0 0 2542 2">
          <text:p/>
        </draw:connector>
        <draw:custom-shape draw:style-name="gr2" draw:text-style-name="P4" xml:id="id45" draw:id="id45" draw:layer="layout" svg:width="3.175cm" svg:height="0.635cm" svg:x="0.951cm" svg:y="8.371cm">
          <text:p text:style-name="P3"><text:span text:style-name="T2">Wine Bott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7" draw:id="id47" draw:layer="layout" svg:width="3.175cm" svg:height="0.635cm" svg:x="0.951cm" svg:y="6.149cm">
          <text:p text:style-name="P3"><text:span text:style-name="T2">Packaged Fo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xml:id="id48" draw:id="id48" draw:layer="layout" svg:width="1.906cm" svg:height="1.27cm" svg:x="6.984cm" svg:y="5.514cm">
          <text:p text:style-name="P21"><text:span text:style-name="T5">Normal</text:span><text:span text:style-name="T5"><text:line-break/></text:span><text:span text:style-name="T5">Lun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22" xml:id="id46" draw:id="id46" draw:layer="layout" svg:width="1.906cm" svg:height="1.27cm" svg:x="10.476cm" svg:y="8.371cm">
          <text:p text:style-name="P21"><text:span text:style-name="T5">Rom</text:span><text:span text:style-name="T5"><text:line-break/></text:span><text:span text:style-name="T5">Lun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3" draw:layer="layout" draw:type="curve" svg:x1="4.126cm" svg:y1="8.688cm" svg:x2="10.476cm" svg:y2="9.006cm" draw:start-shape="id45" draw:start-glue-point="1" draw:end-shape="id46" draw:end-glue-point="5" svg:d="M4126 8688c4749 0 1574 318 6350 318" svg:viewBox="0 0 6351 319">
          <text:p/>
        </draw:connector>
        <draw:connector draw:style-name="gr60" draw:text-style-name="P13" draw:layer="layout" draw:type="curve" svg:x1="4.126cm" svg:y1="6.466cm" svg:x2="6.984cm" svg:y2="6.149cm" draw:start-shape="id47" draw:start-glue-point="1" draw:end-shape="id48" draw:end-glue-point="5" svg:d="M4126 6466c2130 0 701-317 2858-317" svg:viewBox="0 0 2859 318">
          <text:p/>
        </draw:connector>
        <draw:connector draw:style-name="gr61" draw:text-style-name="P13" draw:layer="layout" draw:type="curve" svg:x1="4.126cm" svg:y1="6.466cm" svg:x2="10.476cm" svg:y2="9.006cm" draw:start-shape="id47" draw:start-glue-point="1" draw:end-shape="id46" draw:end-glue-point="5" svg:d="M4126 6466c4749 0 1574 2540 6350 2540" svg:viewBox="0 0 6351 2541">
          <text:p/>
        </draw:connector>
        <draw:connector draw:style-name="gr62" draw:text-style-name="P13" draw:layer="layout" draw:type="curve" svg:x1="9.365cm" svg:y1="4.561cm" svg:x2="7.937cm" svg:y2="5.514cm" draw:start-shape="id41" draw:start-glue-point="2" draw:end-shape="id48" draw:end-glue-point="4" svg:d="M9365 4561c0 702-1428 226-1428 953" svg:viewBox="0 0 1429 954">
          <text:p/>
        </draw:connector>
        <draw:connector draw:style-name="gr63" draw:text-style-name="P13" draw:layer="layout" draw:type="curve" svg:x1="9.365cm" svg:y1="4.561cm" svg:x2="11.429cm" svg:y2="8.371cm" draw:start-shape="id41" draw:start-glue-point="2" draw:end-shape="id46" draw:end-glue-point="4" svg:d="M9365 4561c0 2844 2064 939 2064 3810" svg:viewBox="0 0 2065 3811">
          <text:p/>
        </draw:connector>
        <draw:g xml:id="id50" draw:id="id50">
          <draw:custom-shape draw:style-name="gr64" draw:text-style-name="P42" draw:layer="layout" svg:width="1.27cm" svg:height="0.953cm" svg:x="16.509cm" svg:y="5.83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8" draw:layer="layout" svg:width="1.27cm" svg:height="0.953cm" svg:x="15.239cm" svg:y="5.831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3" draw:layer="layout" svg:width="2.54cm" svg:height="0.953cm" svg:x="15.239cm" svg:y="5.831cm">
            <text:p text:style-name="P23"><text:span text:style-name="T6">Lunch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5" draw:layer="layout" svg:width="0.635cm" svg:height="0.953cm" svg:x="14.604cm" svg:y="5.831cm">
            <text:p/>
            <draw:enhanced-geometry svg:viewBox="0 0 21600 21600" draw:type="rectangle" draw:enhanced-path="M 0 0 L 21600 0 21600 21600 0 21600 0 0 Z N"/>
          </draw:custom-shape>
        </draw:g>
        <draw:g xml:id="id49" draw:id="id49">
          <draw:custom-shape draw:style-name="gr64" draw:text-style-name="P42" draw:layer="layout" svg:width="1.27cm" svg:height="0.953cm" svg:x="16.509cm" svg:y="8.37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8" draw:layer="layout" svg:width="1.27cm" svg:height="0.953cm" svg:x="15.239cm" svg:y="8.371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3" draw:layer="layout" svg:width="2.54cm" svg:height="0.953cm" svg:x="15.239cm" svg:y="8.371cm">
            <text:p text:style-name="P23"><text:span text:style-name="T6">A Dat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5" draw:layer="layout" svg:width="0.635cm" svg:height="0.953cm" svg:x="14.604cm" svg:y="8.371cm">
            <text:p/>
            <draw:enhanced-geometry svg:viewBox="0 0 21600 21600" draw:type="rectangle" draw:enhanced-path="M 0 0 L 21600 0 21600 21600 0 21600 0 0 Z N"/>
          </draw:custom-shape>
        </draw:g>
        <draw:connector draw:style-name="gr67" draw:text-style-name="P13" draw:layer="layout" draw:type="curve" svg:x1="12.382cm" svg:y1="9.006cm" svg:x2="14.604cm" svg:y2="8.847cm" draw:start-shape="id46" draw:start-glue-point="7" draw:end-shape="id49" draw:end-glue-point="3" svg:d="M12382 9006c1680 0 569-159 2222-159" svg:viewBox="0 0 2223 160">
          <text:p/>
        </draw:connector>
        <draw:connector draw:style-name="gr68" draw:text-style-name="P13" draw:layer="layout" draw:type="curve" svg:x1="8.89cm" svg:y1="6.149cm" svg:x2="14.604cm" svg:y2="6.307cm" draw:start-shape="id48" draw:start-glue-point="7" draw:end-shape="id50" draw:end-glue-point="3" svg:d="M8890 6149c4299 0 1442 158 5714 158" svg:viewBox="0 0 5715 159">
          <text:p/>
        </draw:connector>
        <draw:connector draw:style-name="gr69" draw:text-style-name="P13" draw:layer="layout" draw:type="curve" svg:x1="17.779cm" svg:y1="6.307cm" svg:x2="19.366cm" svg:y2="4.084cm" draw:start-shape="id50" draw:start-glue-point="1" draw:end-shape="id43" draw:end-glue-point="3" svg:d="M17779 6307c1189 0 396-2223 1587-2223" svg:viewBox="0 0 1588 2224">
          <text:p/>
        </draw:connector>
        <draw:custom-shape draw:style-name="gr16" draw:text-style-name="P20" xml:id="id51" draw:id="id51" draw:layer="layout" svg:width="0.953cm" svg:height="0.953cm" svg:x="25.082cm" svg:y="13.26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70" draw:text-style-name="P13" draw:layer="layout" draw:type="curve" svg:x1="17.779cm" svg:y1="6.307cm" svg:x2="25.559cm" svg:y2="13.268cm" draw:start-shape="id50" draw:start-glue-point="1" draw:end-shape="id51" draw:end-glue-point="4" svg:d="M17779 6307c5187 0 7780 2320 7780 6961" svg:viewBox="0 0 7781 6962">
          <text:p/>
        </draw:connector>
        <draw:g xml:id="id53" draw:id="id53">
          <draw:custom-shape draw:style-name="gr71" draw:text-style-name="P42" draw:layer="layout" svg:width="2.54cm" svg:height="0.953cm" svg:x="1.586cm" svg:y="12.951cm">
            <text:p text:style-name="P23"><text:span text:style-name="T6">Picking up</text:span><text:span text:style-name="T6"><text:line-break/></text:span><text:span text:style-name="T6">Lunch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4" draw:layer="layout" svg:width="0.635cm" svg:height="0.953cm" svg:x="0.951cm" svg:y="12.951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custom-shape draw:style-name="gr72" draw:text-style-name="P42" draw:layer="layout" svg:width="7.302cm" svg:height="0.953cm" svg:x="6.349cm" svg:y="12.951cm">
            <text:p text:style-name="P23"><text:span text:style-name="T6">Working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9" draw:layer="layout" svg:width="0.635cm" svg:height="0.953cm" svg:x="5.714cm" svg:y="12.951cm">
            <text:p/>
            <draw:enhanced-geometry svg:viewBox="0 0 21600 21600" draw:type="rectangle" draw:enhanced-path="M 0 0 L 21600 0 21600 21600 0 21600 0 0 Z N"/>
          </draw:custom-shape>
        </draw:g>
        <draw:connector draw:style-name="gr73" draw:text-style-name="P13" draw:layer="layout" draw:type="curve" svg:x1="9.682cm" svg:y1="12.951cm" svg:x2="11.429cm" svg:y2="9.641cm" draw:start-shape="id52" draw:start-glue-point="0" draw:end-shape="id46" draw:end-glue-point="6" svg:d="M9682 12951c0-2469 1747-814 1747-3310" svg:viewBox="0 0 1748 3311">
          <text:p/>
        </draw:connector>
        <draw:connector draw:style-name="gr74" draw:text-style-name="P13" draw:layer="layout" draw:type="curve" svg:x1="9.682cm" svg:y1="12.951cm" svg:x2="7.937cm" svg:y2="6.784cm" draw:start-shape="id52" draw:start-glue-point="0" draw:end-shape="id48" draw:end-glue-point="6" svg:d="M9682 12951c0-4612-1745-1529-1745-6167" svg:viewBox="0 0 1746 6168">
          <text:p/>
        </draw:connector>
        <draw:connector draw:style-name="gr75" draw:text-style-name="P13" draw:layer="layout" draw:type="curve" svg:x1="4.126cm" svg:y1="13.427cm" svg:x2="5.714cm" svg:y2="13.427cm" draw:start-shape="id53" draw:start-glue-point="1" draw:end-shape="id52" draw:end-glue-point="3" svg:d="M4126 13427h1588" svg:viewBox="0 0 1589 1">
          <text:p/>
        </draw:connector>
        <draw:g xml:id="id54" draw:id="id54">
          <draw:custom-shape draw:style-name="gr71" draw:text-style-name="P42" draw:layer="layout" svg:width="2.54cm" svg:height="0.953cm" svg:x="15.239cm" svg:y="12.951cm">
            <text:p text:style-name="P23"><text:span text:style-name="T6">Eats Lunch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41" draw:layer="layout" svg:width="0.635cm" svg:height="0.953cm" svg:x="14.604cm" svg:y="12.951cm">
            <text:p/>
            <draw:enhanced-geometry svg:viewBox="0 0 21600 21600" draw:type="rectangle" draw:enhanced-path="M 0 0 L 21600 0 21600 21600 0 21600 0 0 Z N"/>
          </draw:custom-shape>
        </draw:g>
        <draw:connector draw:style-name="gr76" draw:text-style-name="P13" draw:layer="layout" draw:type="curve" svg:x1="13.651cm" svg:y1="13.427cm" svg:x2="14.604cm" svg:y2="13.427cm" draw:start-shape="id52" draw:start-glue-point="1" draw:end-shape="id54" draw:end-glue-point="3" svg:d="M13651 13427h953" svg:viewBox="0 0 954 1">
          <text:p/>
        </draw:connector>
        <draw:connector draw:style-name="gr77" draw:text-style-name="P13" draw:layer="layout" draw:type="curve" svg:x1="17.779cm" svg:y1="13.427cm" svg:x2="25.082cm" svg:y2="13.745cm" draw:start-shape="id54" draw:start-glue-point="1" draw:end-shape="id51" draw:end-glue-point="6" svg:d="M17779 13427c5476 0 1825 318 7303 318" svg:viewBox="0 0 7304 319">
          <text:p/>
        </draw:connector>
        <draw:custom-shape draw:style-name="gr2" draw:text-style-name="P4" xml:id="id57" draw:id="id57" draw:layer="layout" svg:width="3.175cm" svg:height="0.635cm" svg:x="0.951cm" svg:y="16.126cm">
          <text:p text:style-name="P3"><text:span text:style-name="T2">Interesting Book</text:span></text:p>
          <draw:enhanced-geometry svg:viewBox="0 0 21600 21600" draw:type="rectangle" draw:enhanced-path="M 0 0 L 21600 0 21600 21600 0 21600 0 0 Z N"/>
        </draw:custom-shape>
        <draw:custom-shape draw:style-name="gr78" draw:text-style-name="P22" xml:id="id58" draw:id="id58" draw:layer="layout" svg:width="1.906cm" svg:height="1.27cm" svg:x="6.666cm" svg:y="15.809cm">
          <text:p text:style-name="P21"><text:span text:style-name="T5">Gets</text:span><text:span text:style-name="T5"><text:line-break/></text:span><text:span text:style-name="T5">B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22" xml:id="id56" draw:id="id56" draw:layer="layout" svg:width="1.906cm" svg:height="1.27cm" svg:x="10.159cm" svg:y="18.031cm">
          <text:p text:style-name="P21"><text:span text:style-name="T5">Fixes</text:span><text:span text:style-name="T5"><text:line-break/></text:span><text:span text:style-name="T5">C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5" draw:id="id55" draw:layer="layout" svg:width="3.175cm" svg:height="0.635cm" svg:x="0.951cm" svg:y="18.349cm">
          <text:p text:style-name="P3"><text:span text:style-name="T2">Car Spare Tire</text:span></text:p>
          <draw:enhanced-geometry svg:viewBox="0 0 21600 21600" draw:type="rectangle" draw:enhanced-path="M 0 0 L 21600 0 21600 21600 0 21600 0 0 Z N"/>
        </draw:custom-shape>
        <draw:connector draw:style-name="gr80" draw:text-style-name="P13" draw:layer="layout" draw:type="curve" svg:x1="4.126cm" svg:y1="18.666cm" svg:x2="10.159cm" svg:y2="18.666cm" draw:start-shape="id55" draw:start-glue-point="1" draw:end-shape="id56" draw:end-glue-point="5" svg:d="M4126 18666h6033" svg:viewBox="0 0 6034 1">
          <text:p/>
        </draw:connector>
        <draw:connector draw:style-name="gr81" draw:text-style-name="P13" draw:layer="layout" draw:type="curve" svg:x1="4.126cm" svg:y1="16.443cm" svg:x2="6.666cm" svg:y2="16.444cm" draw:start-shape="id57" draw:start-glue-point="1" draw:end-shape="id58" draw:end-glue-point="5" svg:d="M4126 16443c1891 0 622 1 2540 1" svg:viewBox="0 0 2541 2">
          <text:p/>
        </draw:connector>
        <draw:connector draw:style-name="gr82" draw:text-style-name="P13" draw:layer="layout" draw:type="curve" svg:x1="9.682cm" svg:y1="13.904cm" svg:x2="7.619cm" svg:y2="15.809cm" draw:start-shape="id52" draw:start-glue-point="2" draw:end-shape="id58" draw:end-glue-point="4" svg:d="M9682 13904c0 1416-2063 464-2063 1905" svg:viewBox="0 0 2064 1906">
          <text:p/>
        </draw:connector>
        <draw:connector draw:style-name="gr83" draw:text-style-name="P13" draw:layer="layout" draw:type="curve" svg:x1="9.682cm" svg:y1="13.904cm" svg:x2="11.112cm" svg:y2="18.031cm" draw:start-shape="id52" draw:start-glue-point="2" draw:end-shape="id56" draw:end-glue-point="4" svg:d="M9682 13904c0 3082 1430 1019 1430 4127" svg:viewBox="0 0 1431 4128">
          <text:p/>
        </draw:connector>
        <draw:g xml:id="id60" draw:id="id60">
          <draw:custom-shape draw:style-name="gr72" draw:text-style-name="P42" draw:layer="layout" svg:width="7.302cm" svg:height="0.953cm" svg:x="15.239cm" svg:y="15.491cm">
            <text:p text:style-name="P23"><text:span text:style-name="T6">Eats Lunch &amp; Read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41" draw:layer="layout" svg:width="0.635cm" svg:height="0.953cm" svg:x="14.604cm" svg:y="15.491cm">
            <text:p/>
            <draw:enhanced-geometry svg:viewBox="0 0 21600 21600" draw:type="rectangle" draw:enhanced-path="M 0 0 L 21600 0 21600 21600 0 21600 0 0 Z N"/>
          </draw:custom-shape>
        </draw:g>
        <draw:g xml:id="id59" draw:id="id59">
          <draw:custom-shape draw:style-name="gr84" draw:text-style-name="P42" draw:layer="layout" svg:width="10.795cm" svg:height="0.953cm" svg:x="15.239cm" svg:y="18.349cm">
            <text:p text:style-name="P23"><text:span text:style-name="T6">Leaves Tow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9" draw:layer="layout" svg:width="0.635cm" svg:height="0.953cm" svg:x="14.604cm" svg:y="18.349cm">
            <text:p/>
            <draw:enhanced-geometry svg:viewBox="0 0 21600 21600" draw:type="rectangle" draw:enhanced-path="M 0 0 L 21600 0 21600 21600 0 21600 0 0 Z N"/>
          </draw:custom-shape>
        </draw:g>
        <draw:connector draw:style-name="gr85" draw:text-style-name="P13" draw:layer="layout" draw:type="curve" svg:x1="12.065cm" svg:y1="18.666cm" svg:x2="14.604cm" svg:y2="18.825cm" draw:start-shape="id56" draw:start-glue-point="7" draw:end-shape="id59" draw:end-glue-point="3" svg:d="M12065 18666c1917 0 648 159 2539 159" svg:viewBox="0 0 2540 160">
          <text:p/>
        </draw:connector>
        <draw:connector draw:style-name="gr86" draw:text-style-name="P13" draw:layer="layout" draw:type="curve" svg:x1="8.572cm" svg:y1="16.444cm" svg:x2="14.604cm" svg:y2="15.967cm" draw:start-shape="id58" draw:start-glue-point="7" draw:end-shape="id60" draw:end-glue-point="3" svg:d="M8572 16444c4537 0 1522-477 6032-477" svg:viewBox="0 0 6033 478">
          <text:p/>
        </draw:connector>
        <draw:connector draw:style-name="gr87" draw:text-style-name="P13" draw:layer="layout" draw:type="curve" svg:x1="26.034cm" svg:y1="18.825cm" svg:x2="26.035cm" svg:y2="13.745cm" draw:start-shape="id59" draw:start-glue-point="1" draw:end-shape="id51" draw:end-glue-point="10" svg:d="M26034 18825c753 0 752-5080 1-5080" svg:viewBox="0 0 566 5081">
          <text:p/>
        </draw:connector>
        <draw:connector draw:style-name="gr88" draw:text-style-name="P13" draw:layer="layout" draw:type="curve" svg:x1="22.541cm" svg:y1="15.967cm" svg:x2="25.559cm" svg:y2="14.221cm" draw:start-shape="id60" draw:start-glue-point="1" draw:end-shape="id51" draw:end-glue-point="8" svg:d="M22541 15967c2012 0 3018-582 3018-1746" svg:viewBox="0 0 3019 1747">
          <text:p/>
        </draw:connector>
        <draw:custom-shape draw:style-name="gr89" draw:text-style-name="P4" draw:layer="layout" svg:width="7.937cm" svg:height="0.635cm" svg:x="14.604cm" svg:y="16.444cm">
          <text:p text:style-name="P3"><text:span text:style-name="T2">??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11.43cm" svg:height="0.635cm" svg:x="14.604cm" svg:y="19.301cm">
          <text:p text:style-name="P3"><text:span text:style-name="T2">Note ?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0.635cm" svg:x="14.604cm" svg:y="9.324cm">
          <text:p text:style-name="P3"><text:span text:style-name="T2">?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0.635cm" svg:x="14.604cm" svg:y="6.785cm">
          <text:p text:style-name="P3"><text:span text:style-name="T2">??</text:span></text:p>
          <draw:enhanced-geometry svg:viewBox="0 0 21600 21600" draw:type="rectangle" draw:enhanced-path="M 0 0 L 21600 0 21600 21600 0 21600 0 0 Z N"/>
        </draw:custom-shape>
        <draw:custom-shape draw:style-name="gr1" draw:text-style-name="P45" draw:layer="layout" svg:width="27.94cm" svg:height="1.587cm" svg:x="0.001cm" svg:y="0.001cm">
          <text:p text:style-name="P44"><text:span text:style-name="T10">Fashion Student </text:span><text:span text:style-name="T1">/</text:span><text:span text:style-name="T10"> </text:span><text:span text:style-name="T11">Explorer - Wander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0.952cm" svg:height="0.953cm" svg:x="17.345cm" svg:y="5.39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34" draw:text-style-name="P31" draw:layer="layout" svg:width="0.952cm" svg:height="0.953cm" svg:x="22.057cm" svg:y="15.02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  <draw:page draw:name="page5" draw:style-name="dp1" draw:master-page-name="Timeline">
        <draw:g xml:id="id63" draw:id="id63">
          <draw:custom-shape draw:style-name="gr91" draw:text-style-name="P47" draw:layer="layout" svg:width="25.718cm" svg:height="0.953cm" svg:x="1.269cm" svg:y="4.608cm">
            <text:p text:style-name="P46"><text:span text:style-name="T12">Sitting (or sleeping) in Wind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48" draw:layer="layout" svg:width="0.635cm" svg:height="0.953cm" svg:x="0.634cm" svg:y="4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50" draw:layer="layout" svg:width="26.352cm" svg:height="0.635cm" svg:x="0.635cm" svg:y="3.492cm">
          <text:p text:style-name="P49"><text:span text:style-name="T13">Tomi Cat / Ho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94cm" svg:height="1.587cm" svg:x="0.001cm" svg:y="0.001cm">
          <text:p text:style-name="P1"><text:span text:style-name="T1">Secondary Characters (1)</text:span></text:p>
          <draw:enhanced-geometry svg:viewBox="0 0 21600 21600" draw:type="rectangle" draw:enhanced-path="M 0 0 L 21600 0 21600 21600 0 21600 0 0 Z N"/>
        </draw:custom-shape>
        <draw:custom-shape draw:style-name="gr94" draw:text-style-name="P22" xml:id="id64" draw:id="id64" draw:layer="layout" svg:width="1.906cm" svg:height="1.27cm" svg:x="14.922cm" svg:y="6.667cm">
          <text:p text:style-name="P21"><text:span text:style-name="T5">Tal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5" draw:text-style-name="P22" xml:id="id62" draw:id="id62" draw:layer="layout" svg:width="1.906cm" svg:height="1.27cm" svg:x="6.032cm" svg:y="7.62cm">
          <text:p text:style-name="P21"><text:span text:style-name="T5">G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61" draw:id="id61" draw:layer="layout" svg:width="3.175cm" svg:height="0.635cm" svg:x="0.952cm" svg:y="7.937cm">
          <text:p text:style-name="P3"><text:span text:style-name="T2">Packaged Food</text:span></text:p>
          <draw:enhanced-geometry svg:viewBox="0 0 21600 21600" draw:type="rectangle" draw:enhanced-path="M 0 0 L 21600 0 21600 21600 0 21600 0 0 Z N"/>
        </draw:custom-shape>
        <draw:connector draw:style-name="gr96" draw:text-style-name="P13" draw:layer="layout" draw:type="curve" svg:x1="4.127cm" svg:y1="8.254cm" svg:x2="6.032cm" svg:y2="8.255cm" draw:start-shape="id61" draw:end-shape="id62" draw:end-glue-point="3" svg:d="M4127 8254c1416 0 464 1 1905 1" svg:viewBox="0 0 1906 2">
          <text:p/>
        </draw:connector>
        <draw:connector draw:style-name="gr97" draw:text-style-name="P13" draw:layer="layout" draw:type="curve" svg:x1="13.81cm" svg:y1="5.561cm" svg:x2="15.875cm" svg:y2="6.667cm" draw:start-shape="id63" draw:start-glue-point="2" draw:end-shape="id64" draw:end-glue-point="4" svg:d="M13810 5561c0 816 2065 263 2065 1106" svg:viewBox="0 0 2066 1107">
          <text:p/>
        </draw:connector>
        <draw:connector draw:style-name="gr98" draw:text-style-name="P13" draw:layer="layout" draw:type="curve" svg:x1="13.81cm" svg:y1="5.561cm" svg:x2="6.985cm" svg:y2="7.62cm" draw:start-shape="id63" draw:end-shape="id62" svg:d="M13810 5561c0 1531-6825 502-6825 2059" svg:viewBox="0 0 6826 2060">
          <text:p/>
        </draw:connector>
        <draw:custom-shape draw:style-name="gr2" draw:text-style-name="P4" xml:id="id65" draw:id="id65" draw:layer="layout" svg:width="3.175cm" svg:height="0.635cm" svg:x="5.397cm" svg:y="9.525cm">
          <text:p text:style-name="P3"><text:span text:style-name="T2">???</text:span></text:p>
          <draw:enhanced-geometry svg:viewBox="0 0 21600 21600" draw:type="rectangle" draw:enhanced-path="M 0 0 L 21600 0 21600 21600 0 21600 0 0 Z N"/>
        </draw:custom-shape>
        <draw:connector draw:style-name="gr99" draw:text-style-name="P13" draw:layer="layout" draw:type="curve" svg:x1="6.985cm" svg:y1="8.89cm" svg:x2="6.984cm" svg:y2="9.525cm" draw:start-shape="id62" draw:start-glue-point="6" draw:end-shape="id65" draw:end-glue-point="0" svg:d="M6985 8890c0 489-1 172-1 635" svg:viewBox="0 0 2 636">
          <text:p/>
        </draw:connector>
        <draw:custom-shape draw:style-name="gr2" draw:text-style-name="P4" xml:id="id66" draw:id="id66" draw:layer="layout" svg:width="3.175cm" svg:height="0.635cm" svg:x="19.367cm" svg:y="6.985cm">
          <text:p text:style-name="P3"><text:span text:style-name="T2">Cat Toy</text:span></text:p>
          <draw:enhanced-geometry svg:viewBox="0 0 21600 21600" draw:type="rectangle" draw:enhanced-path="M 0 0 L 21600 0 21600 21600 0 21600 0 0 Z N"/>
        </draw:custom-shape>
        <draw:connector draw:style-name="gr100" draw:text-style-name="P13" draw:layer="layout" draw:type="curve" svg:x1="16.828cm" svg:y1="7.302cm" svg:x2="19.367cm" svg:y2="7.302cm" draw:start-shape="id64" draw:end-shape="id66" svg:d="M16828 7302h2539" svg:viewBox="0 0 2540 1">
          <text:p/>
        </draw:connector>
        <draw:custom-shape draw:style-name="gr101" draw:text-style-name="P22" xml:id="id68" draw:id="id68" draw:layer="layout" svg:width="1.906cm" svg:height="1.27cm" svg:x="10.794cm" svg:y="7.62cm">
          <text:p text:style-name="P21"><text:span text:style-name="T5">Pl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67" draw:id="id67" draw:layer="layout" svg:width="3.175cm" svg:height="0.635cm" svg:x="14.922cm" svg:y="8.89cm">
          <text:p text:style-name="P3"><text:span text:style-name="T2">Cat Toy</text:span></text:p>
          <draw:enhanced-geometry svg:viewBox="0 0 21600 21600" draw:type="rectangle" draw:enhanced-path="M 0 0 L 21600 0 21600 21600 0 21600 0 0 Z N"/>
        </draw:custom-shape>
        <draw:connector draw:style-name="gr102" draw:text-style-name="P13" draw:layer="layout" draw:type="curve" svg:x1="14.922cm" svg:y1="9.207cm" svg:x2="12.7cm" svg:y2="8.255cm" draw:start-shape="id67" draw:end-shape="id68" svg:d="M14922 9207c-1653 0-542-952-2222-952" svg:viewBox="0 0 2223 953">
          <text:p/>
        </draw:connector>
        <draw:connector draw:style-name="gr103" draw:text-style-name="P13" draw:layer="layout" draw:type="curve" svg:x1="13.81cm" svg:y1="5.561cm" svg:x2="11.747cm" svg:y2="7.62cm" draw:start-shape="id63" draw:end-shape="id68" draw:end-glue-point="4" svg:d="M13810 5561c0 1531-2063 502-2063 2059" svg:viewBox="0 0 2064 2060">
          <text:p/>
        </draw:connector>
        <draw:custom-shape draw:style-name="gr93" draw:text-style-name="P50" draw:layer="layout" svg:width="26.352cm" svg:height="0.635cm" svg:x="0.635cm" svg:y="13.335cm">
          <text:p text:style-name="P49"><text:span text:style-name="T13">Pup Dog / Park</text:span></text:p>
          <draw:enhanced-geometry svg:viewBox="0 0 21600 21600" draw:type="rectangle" draw:enhanced-path="M 0 0 L 21600 0 21600 21600 0 21600 0 0 Z N"/>
        </draw:custom-shape>
        <draw:g xml:id="id71" draw:id="id71">
          <draw:custom-shape draw:style-name="gr104" draw:text-style-name="P51" draw:layer="layout" svg:width="25.718cm" svg:height="0.953cm" svg:x="1.269cm" svg:y="14.287cm">
            <text:p text:style-name="P46"><text:span text:style-name="T12">Running around the pa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48" draw:layer="layout" svg:width="0.635cm" svg:height="0.953cm" svg:x="0.634cm" svg:y="14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5" draw:text-style-name="P22" xml:id="id70" draw:id="id70" draw:layer="layout" svg:width="1.906cm" svg:height="1.27cm" svg:x="6.032cm" svg:y="16.192cm">
          <text:p text:style-name="P21"><text:span text:style-name="T5">G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69" draw:id="id69" draw:layer="layout" svg:width="3.175cm" svg:height="0.635cm" svg:x="0.952cm" svg:y="16.51cm">
          <text:p text:style-name="P3"><text:span text:style-name="T2">Packaged Food</text:span></text:p>
          <draw:enhanced-geometry svg:viewBox="0 0 21600 21600" draw:type="rectangle" draw:enhanced-path="M 0 0 L 21600 0 21600 21600 0 21600 0 0 Z N"/>
        </draw:custom-shape>
        <draw:connector draw:style-name="gr106" draw:text-style-name="P13" draw:layer="layout" draw:type="curve" svg:x1="4.127cm" svg:y1="16.827cm" svg:x2="6.032cm" svg:y2="16.827cm" draw:start-shape="id69" draw:end-shape="id70" svg:d="M4127 16827h1905" svg:viewBox="0 0 1906 1">
          <text:p/>
        </draw:connector>
        <draw:connector draw:style-name="gr107" draw:text-style-name="P13" draw:layer="layout" draw:type="curve" svg:x1="13.81cm" svg:y1="15.24cm" svg:x2="6.985cm" svg:y2="16.192cm" draw:start-shape="id71" draw:start-glue-point="2" draw:end-shape="id70" draw:end-glue-point="4" svg:d="M13810 15240c0 700-6825 225-6825 952" svg:viewBox="0 0 6826 953">
          <text:p/>
        </draw:connector>
        <draw:custom-shape draw:style-name="gr2" draw:text-style-name="P4" xml:id="id72" draw:id="id72" draw:layer="layout" svg:width="3.175cm" svg:height="0.635cm" svg:x="5.397cm" svg:y="18.097cm">
          <text:p text:style-name="P3"><text:span text:style-name="T2">???</text:span></text:p>
          <draw:enhanced-geometry svg:viewBox="0 0 21600 21600" draw:type="rectangle" draw:enhanced-path="M 0 0 L 21600 0 21600 21600 0 21600 0 0 Z N"/>
        </draw:custom-shape>
        <draw:connector draw:style-name="gr108" draw:text-style-name="P13" draw:layer="layout" draw:type="curve" svg:x1="6.985cm" svg:y1="17.462cm" svg:x2="6.984cm" svg:y2="18.097cm" draw:start-shape="id70" draw:start-glue-point="6" draw:end-shape="id72" draw:end-glue-point="0" svg:d="M6985 17462c0 489-1 172-1 635" svg:viewBox="0 0 2 636">
          <text:p/>
        </draw:connector>
        <draw:custom-shape draw:style-name="gr109" draw:text-style-name="P22" xml:id="id73" draw:id="id73" draw:layer="layout" svg:width="1.906cm" svg:height="1.27cm" svg:x="15.239cm" svg:y="15.875cm">
          <text:p text:style-name="P21"><text:span text:style-name="T5">Tal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4" draw:id="id74" draw:layer="layout" svg:width="3.175cm" svg:height="0.635cm" svg:x="19.367cm" svg:y="16.192cm">
          <text:p text:style-name="P3"><text:span text:style-name="T2">Stick</text:span></text:p>
          <draw:enhanced-geometry svg:viewBox="0 0 21600 21600" draw:type="rectangle" draw:enhanced-path="M 0 0 L 21600 0 21600 21600 0 21600 0 0 Z N"/>
        </draw:custom-shape>
        <draw:connector draw:style-name="gr110" draw:text-style-name="P13" draw:layer="layout" draw:type="curve" svg:x1="17.145cm" svg:y1="16.51cm" svg:x2="19.367cm" svg:y2="16.509cm" draw:start-shape="id73" draw:start-glue-point="7" draw:end-shape="id74" svg:d="M17145 16510c1680 0 569-1 2222-1" svg:viewBox="0 0 2223 2">
          <text:p/>
        </draw:connector>
        <draw:custom-shape draw:style-name="gr2" draw:text-style-name="P4" xml:id="id76" draw:id="id76" draw:layer="layout" svg:width="3.175cm" svg:height="0.635cm" svg:x="14.605cm" svg:y="17.78cm">
          <text:p text:style-name="P3"><text:span text:style-name="T2">Stick</text:span></text:p>
          <draw:enhanced-geometry svg:viewBox="0 0 21600 21600" draw:type="rectangle" draw:enhanced-path="M 0 0 L 21600 0 21600 21600 0 21600 0 0 Z N"/>
        </draw:custom-shape>
        <draw:connector draw:style-name="gr111" draw:text-style-name="P13" draw:layer="layout" draw:type="curve" svg:x1="13.81cm" svg:y1="15.24cm" svg:x2="16.192cm" svg:y2="15.875cm" draw:start-shape="id71" draw:start-glue-point="2" draw:end-shape="id73" draw:end-glue-point="4" svg:d="M13810 15240c0 463 2382 146 2382 635" svg:viewBox="0 0 2383 636">
          <text:p/>
        </draw:connector>
        <draw:custom-shape draw:style-name="gr112" draw:text-style-name="P22" xml:id="id75" draw:id="id75" draw:layer="layout" svg:width="1.906cm" svg:height="1.27cm" svg:x="10.794cm" svg:y="16.51cm">
          <text:p text:style-name="P21"><text:span text:style-name="T5">Pl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3" draw:text-style-name="P13" draw:layer="layout" draw:type="curve" svg:x1="13.81cm" svg:y1="15.24cm" svg:x2="11.747cm" svg:y2="16.51cm" draw:start-shape="id71" draw:start-glue-point="2" draw:end-shape="id75" draw:end-glue-point="4" svg:d="M13810 15240c0 939-2063 304-2063 1270" svg:viewBox="0 0 2064 1271">
          <text:p/>
        </draw:connector>
        <draw:connector draw:style-name="gr114" draw:text-style-name="P13" draw:layer="layout" draw:type="curve" svg:x1="14.605cm" svg:y1="18.097cm" svg:x2="12.7cm" svg:y2="17.145cm" draw:start-shape="id76" draw:start-glue-point="3" draw:end-shape="id75" draw:end-glue-point="7" svg:d="M14605 18097c-1416 0-464-952-1905-952" svg:viewBox="0 0 1906 953">
          <text:p/>
        </draw:connector>
        <draw:connector draw:style-name="gr115" draw:text-style-name="P13" draw:layer="layout" draw:type="curve" svg:x1="11.747cm" svg:y1="17.78cm" svg:x2="16.192cm" svg:y2="18.415cm" draw:start-shape="id75" draw:start-glue-point="6" draw:end-shape="id76" draw:end-glue-point="2" svg:d="M11747 17780c0 1702 4445 1385 4445 635" svg:viewBox="0 0 4446 1242">
          <text:p/>
        </draw:connector>
        <draw:connector draw:style-name="gr116" draw:text-style-name="P13" draw:layer="layout" draw:type="curve" svg:x1="11.747cm" svg:y1="8.89cm" svg:x2="16.509cm" svg:y2="9.525cm" draw:start-shape="id68" draw:start-glue-point="6" draw:end-shape="id67" draw:end-glue-point="2" svg:d="M11747 8890c0 1702 4762 1385 4762 635" svg:viewBox="0 0 4763 1242">
          <text:p/>
        </draw:connector>
        <draw:custom-shape draw:style-name="gr2" draw:text-style-name="P4" xml:id="id77" draw:id="id77" draw:layer="layout" svg:width="3.175cm" svg:height="0.635cm" svg:x="9.842cm" svg:y="19.685cm">
          <text:p text:style-name="P3"><text:span text:style-name="T2">?? (after x4)</text:span></text:p>
          <draw:enhanced-geometry svg:viewBox="0 0 21600 21600" draw:type="rectangle" draw:enhanced-path="M 0 0 L 21600 0 21600 21600 0 21600 0 0 Z N"/>
        </draw:custom-shape>
        <draw:connector draw:style-name="gr117" draw:text-style-name="P13" draw:layer="layout" draw:type="curve" svg:x1="11.747cm" svg:y1="17.78cm" svg:x2="11.429cm" svg:y2="19.685cm" draw:start-shape="id75" draw:start-glue-point="6" draw:end-shape="id77" draw:end-glue-point="0" svg:d="M11747 17780c0 1441-318 489-318 1905" svg:viewBox="0 0 319 1906">
          <text:p/>
        </draw:connector>
      </draw:page>
      <draw:page draw:name="page6" draw:style-name="dp1" draw:master-page-name="Blank">
        <draw:custom-shape draw:style-name="gr1" draw:text-style-name="P2" draw:layer="layout" svg:width="27.94cm" svg:height="1.587cm" svg:x="0.001cm" svg:y="0.001cm">
          <text:p text:style-name="P1"><text:span text:style-name="T1">Simple Map</text:span></text:p>
          <draw:enhanced-geometry svg:viewBox="0 0 21600 21600" draw:type="rectangle" draw:enhanced-path="M 0 0 L 21600 0 21600 21600 0 21600 0 0 Z N"/>
        </draw:custom-shape>
        <draw:g>
          <draw:path draw:style-name="gr118" draw:text-style-name="P53" draw:layer="layout" svg:width="4.758cm" svg:height="7.214cm" svg:x="8.892cm" svg:y="5.726cm" svg:viewBox="0 0 4759 7215" svg:d="M4759 2550c-333 43-656 151-949 320-386 223-707 544-930 930s-340 824-340 1270c0 371 81 737 237 1072l-2302 1073c-312-670-475-1402-475-2145 0-892 235-1768 681-2540s1087-1414 1859-1860c680-392 1439-621 2219-670z">
            <text:p text:style-name="P52"><text:span text:style-name="T14">M</text:span></text:p>
          </draw:path>
          <draw:custom-shape draw:style-name="gr119" draw:text-style-name="P54" draw:layer="layout" svg:width="5.08cm" svg:height="5.08cm" svg:x="11.431cm" svg:y="8.255cm">
            <text:p text:style-name="P31">Town<text:line-break/>Cent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0" draw:text-style-name="P31" draw:layer="layout" svg:width="15.24cm" svg:height="15.24cm" svg:x="6.35cm" svg:y="3.175cm" svg:viewBox="0 0 15241 15241" svg:d="M12020 10161c446-773 681-1649 681-2541 0-891-235-1767-681-2540-446-772-1087-1413-1859-1859-773-446-1649-681-2541-681-891 0-1767 235-2540 681-772 446-1413 1087-1859 1859-446 773-681 1649-681 2541 0 891 235 1767 681 2540 446 772 1087 1413 1859 1859 773 446 1649 681 2541 681 891 0 1767-235 2540-681 772-446 1413-1087 1859-1859zM14220 11431c-669 1158-1631 2120-2789 2789-1159 669-2473 1021-3810 1021-1338 0-2652-352-3811-1021-1158-669-2120-1631-2789-2789-669-1159-1021-2473-1021-3810 0-1338 352-2652 1021-3811 669-1158 1631-2120 2789-2789 1159-669 2473-1021 3810-1021 1338 0 2652 352 3811 1021 1158 669 2120 1631 2789 2789 669 1159 1021 2473 1021 3810 0 1338-352 2652-1021 3811z">
            <text:p/>
          </draw:path>
          <draw:path draw:style-name="gr121" draw:text-style-name="P54" draw:layer="layout" svg:width="9.21cm" svg:height="4.009cm" svg:x="9.367cm" svg:y="11.868cm" svg:viewBox="0 0 9211 4010" svg:d="M9211 1076c-63 134-131 265-205 394-446 772-1087 1414-1860 1860-772 445-1648 680-2540 680s-1768-235-2540-680c-773-446-1414-1088-1860-1860-75-129-143-262-206-397l2302-1073c32 68 66 135 104 200 223 386 544 707 930 930s824 340 1270 340 884-117 1270-340 707-544 930-930c37-64 72-130 103-197z">
            <text:p text:style-name="P31">Pier / Walkway</text:p>
          </draw:path>
          <draw:path draw:style-name="gr122" draw:text-style-name="P54" draw:layer="layout" svg:width="0.634cm" svg:height="2.559cm" svg:x="13.651cm" svg:y="5.715cm" svg:viewBox="0 0 635 2560" svg:d="M321 2540c-108 0-215 7-321 20v-2550c107-7 213-10 320-10 106 0 210 3 315 10v2550c-104-13-209-20-314-20z">
            <text:p text:style-name="P31">x</text:p>
          </draw:path>
          <draw:path draw:style-name="gr123" draw:text-style-name="P55" draw:layer="layout" svg:width="4.758cm" svg:height="7.214cm" svg:x="14.291cm" svg:y="5.715cm" svg:viewBox="0 0 4759 7215" svg:d="M0 2550c333 43 656 151 949 320 386 223 707 544 930 930s340 824 340 1270c0 371-81 737-237 1072l2302 1073c312-670 475-1402 475-2145 0-892-235-1768-681-2540s-1087-1414-1859-1860c-680-392-1439-621-2219-670z">
            <text:p text:style-name="P31"><text:span text:style-name="T14">C</text:span></text:p>
          </draw:path>
          <draw:path draw:style-name="gr120" draw:text-style-name="P31" draw:layer="layout" svg:width="20.319cm" svg:height="20.319cm" svg:x="3.81cm" svg:y="0.635cm" svg:viewBox="0 0 20320 20320" svg:d="M16761 13972c669-1159 1021-2473 1021-3811 0-1337-352-2651-1021-3810-669-1158-1631-2120-2789-2789-1159-669-2473-1021-3811-1021-1337 0-2651 352-3810 1021-1158 669-2120 1631-2789 2789-669 1159-1021 2473-1021 3811 0 1337 352 2651 1021 3810 669 1158 1631 2120 2789 2789 1159 669 2473 1021 3811 1021 1337 0 2651-352 3810-1021 1158-669 2120-1631 2789-2789zM18959 15240c-892 1545-2174 2827-3719 3719s-3297 1361-5080 1361-3535-469-5080-1361-2827-2174-3719-3719-1361-3297-1361-5080 469-3535 1361-5080 2174-2827 3719-3719 3297-1361 5080-1361 3535 469 5080 1361 2827 2174 3719 3719 1361 3297 1361 5080-469 3535-1361 508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157cm" draw:shadow="hidden"/>
      <style:paragraph-properties style:writing-mode="lr-tb"/>
    </style:style>
    <style:style style:name="Mgr2" style:family="graphic" style:parent-style-name="standard" style:list-style-name="ML1">
      <style:graphic-properties svg:stroke-color="#000000" draw:fill-color="#ffffff" draw:textarea-horizontal-align="justify" draw:textarea-vertical-align="middle" draw:auto-grow-height="false" fo:min-height="1.15cm" fo:min-width="4.157cm" draw:shadow="hidden"/>
      <style:paragraph-properties style:writing-mode="lr-tb"/>
    </style:style>
    <style:style style:name="Mgr3" style:family="graphic" style:parent-style-name="standard" style:list-style-name="ML1">
      <style:graphic-properties svg:stroke-color="#000000" draw:fill-color="#ffffff" draw:textarea-horizontal-align="justify" draw:textarea-vertical-align="middle" draw:auto-grow-height="false" fo:min-height="1.15cm" fo:min-width="4.156cm" draw:shadow="hidden"/>
      <style:paragraph-properties style:writing-mode="lr-tb"/>
    </style:style>
    <style:style style:name="Mgr4" style:family="graphic" style:parent-style-name="standard" style:list-style-name="ML1">
      <style:graphic-properties svg:stroke-color="#000000" draw:fill-color="#ffffff" draw:textarea-horizontal-align="justify" draw:textarea-vertical-align="middle" draw:auto-grow-height="false" fo:min-height="1.15cm" fo:min-width="4.157cm" draw:shadow="hidden"/>
      <style:paragraph-properties style:writing-mode="lr-tb"/>
    </style:style>
    <style:style style:name="Mgr5" style:family="graphic" style:parent-style-name="standard" style:list-style-name="ML1">
      <style:graphic-properties svg:stroke-color="#000000" draw:fill-color="#ffffff" draw:textarea-horizontal-align="justify" draw:textarea-vertical-align="middle" draw:auto-grow-height="false" fo:min-height="1.15cm" fo:min-width="4.156cm" draw:shadow="hidden"/>
      <style:paragraph-properties style:writing-mode="lr-tb"/>
    </style:style>
    <style:style style:name="Mgr6" style:family="graphic" style:parent-style-name="standard" style:list-style-name="ML1">
      <style:graphic-properties svg:stroke-color="#000000" draw:fill-color="#ffffff" draw:textarea-horizontal-align="justify" draw:textarea-vertical-align="middle" draw:auto-grow-height="false" fo:min-height="1.15cm" fo:min-width="4.157cm" draw:shadow="hidden"/>
      <style:paragraph-properties style:writing-mode="lr-tb"/>
    </style:style>
    <style:style style:name="Mgr7" style:family="graphic" style:parent-style-name="standard">
      <style:graphic-properties svg:stroke-color="#000000" draw:fill-color="#ffffff" draw:textarea-horizontal-align="justify" draw:textarea-vertical-align="middle" draw:auto-grow-height="false" fo:min-height="17.398cm" fo:min-width="4.157cm"/>
    </style:style>
    <style:style style:name="Mgr8" style:family="graphic" style:parent-style-name="standard">
      <style:graphic-properties svg:stroke-color="#000000" draw:fill-color="#ffffff" draw:textarea-horizontal-align="justify" draw:textarea-vertical-align="middle" draw:auto-grow-height="false" fo:min-height="17.398cm" fo:min-width="4.156cm"/>
    </style:style>
    <style:style style:name="Mgr9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7.44cm"/>
      <style:paragraph-properties style:writing-mode="lr-tb"/>
    </style:style>
    <style:style style:name="Mgr10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27.44cm"/>
      <style:paragraph-properties style:writing-mode="lr-tb"/>
    </style:style>
    <style:style style:name="MP1" style:family="paragraph">
      <style:paragraph-properties fo:text-align="center" style:writing-mode="lr-tb"/>
      <style:text-properties style:font-name="Bahnschrift SemiBold" fo:font-size="16pt" style:text-underline-style="solid" style:text-underline-width="auto" style:text-underline-color="font-color" fo:font-weight="normal"/>
    </style:style>
    <style:style style:name="MP2" style:family="paragraph">
      <loext:graphic-properties draw:fill-color="#ffffff"/>
      <style:paragraph-properties fo:text-align="center" style:writing-mode="lr-tb"/>
      <style:text-properties style:font-name="Bahnschrift SemiBold" fo:font-size="16pt" style:text-underline-style="solid" style:text-underline-width="auto" style:text-underline-color="font-color" fo:font-weight="normal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text-underline-style="solid" style:text-underline-width="auto" style:text-underline-color="font-color" fo:font-weight="normal"/>
    </style:style>
    <style:style style:name="M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text-underline-style="solid" style:text-underline-width="auto" style:text-underline-color="font-color" fo:font-weight="normal"/>
    </style:style>
    <style:style style:name="MP5" style:family="paragraph">
      <loext:graphic-properties draw:fill-color="#ffffff"/>
      <style:paragraph-properties fo:text-align="center"/>
    </style:style>
    <style:style style:name="MP6" style:family="paragraph">
      <style:paragraph-properties fo:text-align="center" style:writing-mode="lr-tb"/>
      <style:text-properties fo:font-size="12pt" style:font-size-asian="12pt" style:font-size-complex="12pt"/>
    </style:style>
    <style:style style:name="MP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MT1" style:family="text">
      <style:text-properties style:font-name="Bahnschrift SemiBold" fo:font-size="16pt" style:text-underline-style="solid" style:text-underline-width="auto" style:text-underline-color="font-color" fo:font-weight="normal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imeline" style:page-layout-name="PM0" draw:style-name="Mdp1">
      <draw:g>
        <draw:custom-shape draw:style-name="Mgr1" draw:text-style-name="MP2" draw:layer="backgroundobjects" svg:width="4.657cm" svg:height="1.4cm" svg:x="0cm" svg:y="1.586cm">
          <text:p text:style-name="MP1"><text:span text:style-name="MT1">Early Morning</text:span></text:p>
          <draw:enhanced-geometry svg:viewBox="0 0 21600 21600" draw:type="rectangle" draw:enhanced-path="M 0 0 L 21600 0 21600 21600 0 21600 0 0 Z N"/>
        </draw:custom-shape>
        <draw:custom-shape draw:style-name="Mgr2" draw:text-style-name="MP4" draw:layer="backgroundobjects" svg:width="4.657cm" svg:height="1.4cm" svg:x="9.313cm" svg:y="1.586cm">
          <text:p text:style-name="MP3"><text:span text:style-name="MT1">Early Afternoon</text:span></text:p>
          <draw:enhanced-geometry svg:viewBox="0 0 21600 21600" draw:type="rectangle" draw:enhanced-path="M 0 0 L 21600 0 21600 21600 0 21600 0 0 Z N"/>
        </draw:custom-shape>
        <draw:custom-shape draw:style-name="Mgr3" draw:text-style-name="MP4" draw:layer="backgroundobjects" svg:width="4.656cm" svg:height="1.4cm" svg:x="4.657cm" svg:y="1.586cm">
          <text:p text:style-name="MP3"><text:span text:style-name="MT1">Late Morning</text:span></text:p>
          <draw:enhanced-geometry svg:viewBox="0 0 21600 21600" draw:type="rectangle" draw:enhanced-path="M 0 0 L 21600 0 21600 21600 0 21600 0 0 Z N"/>
        </draw:custom-shape>
        <draw:custom-shape draw:style-name="Mgr4" draw:text-style-name="MP4" draw:layer="backgroundobjects" svg:width="4.657cm" svg:height="1.4cm" svg:x="13.97cm" svg:y="1.586cm">
          <text:p text:style-name="MP3"><text:span text:style-name="MT1">Late Afternoon</text:span></text:p>
          <draw:enhanced-geometry svg:viewBox="0 0 21600 21600" draw:type="rectangle" draw:enhanced-path="M 0 0 L 21600 0 21600 21600 0 21600 0 0 Z N"/>
        </draw:custom-shape>
        <draw:custom-shape draw:style-name="Mgr5" draw:text-style-name="MP4" draw:layer="backgroundobjects" svg:width="4.656cm" svg:height="1.4cm" svg:x="18.627cm" svg:y="1.586cm">
          <text:p text:style-name="MP3"><text:span text:style-name="MT1">Early Evening</text:span></text:p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657cm" svg:height="1.4cm" svg:x="23.283cm" svg:y="1.586cm">
          <text:p text:style-name="MP3"><text:span text:style-name="MT1">Late Evening</text:span></text:p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4.657cm" svg:height="17.648cm" svg:x="0cm" svg:y="2.98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4.657cm" svg:height="17.648cm" svg:x="9.313cm" svg:y="2.98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4.656cm" svg:height="17.648cm" svg:x="4.657cm" svg:y="2.98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4.657cm" svg:height="17.648cm" svg:x="13.97cm" svg:y="2.98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4.656cm" svg:height="17.648cm" svg:x="18.627cm" svg:y="2.98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4.657cm" svg:height="17.648cm" svg:x="23.283cm" svg:y="2.988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7" draw:layer="backgroundobjects" svg:width="27.94cm" svg:height="0.953cm" svg:x="0.001cm" svg:y="20.636cm">
        <text:p text:style-name="MP6"><text:span text:style-name="MT2">Secret Santa 2020 – “Grow Story” – Rev 1</text:span></text:p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7.94cm" svg:height="1.587cm" svg:x="0.001cm" svg:y="0.001cm">
        <text:p/>
        <draw:enhanced-geometry svg:viewBox="0 0 21600 21600" draw:type="rectangle" draw:enhanced-path="M 0 0 L 21600 0 21600 21600 0 21600 0 0 Z N"/>
      </draw:custom-shape>
    </style:master-page>
    <style:master-page style:name="Blank" style:page-layout-name="PM0" draw:style-name="Mdp1">
      <draw:custom-shape draw:style-name="Mgr10" draw:text-style-name="MP7" draw:layer="backgroundobjects" svg:width="27.94cm" svg:height="1.587cm" svg:x="0.001cm" svg:y="0.001cm">
        <text:p/>
        <draw:enhanced-geometry svg:viewBox="0 0 21600 21600" draw:type="rectangle" draw:enhanced-path="M 0 0 L 21600 0 21600 21600 0 21600 0 0 Z N"/>
      </draw:custom-shape>
      <draw:custom-shape draw:style-name="Mgr9" draw:text-style-name="MP7" draw:layer="backgroundobjects" svg:width="27.94cm" svg:height="0.953cm" svg:x="0.001cm" svg:y="20.636cm">
        <text:p text:style-name="MP6"><text:span text:style-name="MT2">Secret Santa 2020 – “Grow Story” – Rev 1</text:span></text:p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9T10:35:36.272000000</meta:creation-date>
    <meta:generator>LibreOffice/7.0.1.2$Windows_X86_64 LibreOffice_project/7cbcfc562f6eb6708b5ff7d7397325de9e764452</meta:generator>
    <dc:date>2020-12-01T18:31:20.355000000</dc:date>
    <meta:editing-duration>PT1H38M11S</meta:editing-duration>
    <meta:editing-cycles>63</meta:editing-cycles>
    <meta:document-statistic meta:object-count="246"/>
  </office:meta>
</office:document-meta>
</file>